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D000002BC03D7A87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bb68"/>
    </style:style>
    <style:style style:name="P5" style:family="paragraph" style:parent-style-name="Standard">
      <style:paragraph-properties fo:text-align="justify" style:justify-single-word="false"/>
      <style:text-properties officeooo:paragraph-rsid="0013ffc4"/>
    </style:style>
    <style:style style:name="P6" style:family="paragraph" style:parent-style-name="Standard">
      <style:paragraph-properties fo:text-align="justify" style:justify-single-word="false"/>
      <style:text-properties officeooo:paragraph-rsid="00383d77"/>
    </style:style>
    <style:style style:name="P7" style:family="paragraph" style:parent-style-name="Standard">
      <style:paragraph-properties fo:text-align="justify" style:justify-single-word="false"/>
      <style:text-properties officeooo:paragraph-rsid="00422f85"/>
    </style:style>
    <style:style style:name="P8" style:family="paragraph" style:parent-style-name="Standard">
      <style:paragraph-properties fo:text-align="justify" style:justify-single-word="false"/>
      <style:text-properties officeooo:paragraph-rsid="004aa809"/>
    </style:style>
    <style:style style:name="P9" style:family="paragraph" style:parent-style-name="Standard">
      <style:paragraph-properties fo:text-align="justify" style:justify-single-word="false"/>
      <style:text-properties officeooo:paragraph-rsid="004e5f70"/>
    </style:style>
    <style:style style:name="P10" style:family="paragraph" style:parent-style-name="Standard">
      <style:paragraph-properties fo:text-align="justify" style:justify-single-word="false"/>
      <style:text-properties officeooo:paragraph-rsid="0053219f"/>
    </style:style>
    <style:style style:name="P11" style:family="paragraph" style:parent-style-name="Standard">
      <style:paragraph-properties fo:text-align="justify" style:justify-single-word="false"/>
      <style:text-properties officeooo:paragraph-rsid="0054c037"/>
    </style:style>
    <style:style style:name="P12" style:family="paragraph" style:parent-style-name="Standard">
      <style:paragraph-properties fo:text-align="justify" style:justify-single-word="false"/>
      <style:text-properties officeooo:paragraph-rsid="00592ff1"/>
    </style:style>
    <style:style style:name="P13" style:family="paragraph" style:parent-style-name="Standard">
      <style:paragraph-properties fo:text-align="justify" style:justify-single-word="false"/>
      <style:text-properties officeooo:paragraph-rsid="00669ea0"/>
    </style:style>
    <style:style style:name="P14" style:family="paragraph" style:parent-style-name="Standard">
      <style:paragraph-properties fo:text-align="justify" style:justify-single-word="false"/>
      <style:text-properties officeooo:paragraph-rsid="0045c65d"/>
    </style:style>
    <style:style style:name="P15" style:family="paragraph" style:parent-style-name="Standard">
      <style:paragraph-properties fo:text-align="justify" style:justify-single-word="false"/>
      <style:text-properties officeooo:paragraph-rsid="006de60e"/>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officeooo:paragraph-rsid="0054c037"/>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text-properties fo:color="#000000" style:font-name="Arial" fo:font-size="10pt" style:font-name-asian="Courier New1" style:font-size-asian="10pt" style:font-name-complex="Courier New1" style:font-size-complex="10pt"/>
    </style:style>
    <style:style style:name="P21"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2" style:family="paragraph" style:parent-style-name="Standard">
      <style:text-properties style:text-underline-style="solid" style:text-underline-type="double" style:text-underline-width="auto" style:text-underline-color="font-color"/>
    </style:style>
    <style:style style:name="P23" style:family="paragraph" style:parent-style-name="Standard">
      <style:paragraph-properties fo:text-align="justify" style:justify-single-word="false"/>
      <style:text-properties fo:color="#008000"/>
    </style:style>
    <style:style style:name="P24" style:family="paragraph" style:parent-style-name="Standard">
      <style:text-properties officeooo:rsid="000c6a63"/>
    </style:style>
    <style:style style:name="P25" style:family="paragraph" style:parent-style-name="Standard">
      <style:paragraph-properties fo:text-align="justify" style:justify-single-word="false"/>
      <style:text-properties officeooo:rsid="000c6a63" officeooo:paragraph-rsid="000c6a63"/>
    </style:style>
    <style:style style:name="P26" style:family="paragraph" style:parent-style-name="Standard">
      <style:paragraph-properties fo:text-align="justify" style:justify-single-word="false"/>
      <style:text-properties officeooo:rsid="0013bb68" officeooo:paragraph-rsid="0013bb68"/>
    </style:style>
    <style:style style:name="P27" style:family="paragraph" style:parent-style-name="Standard">
      <style:text-properties officeooo:rsid="0014e377"/>
    </style:style>
    <style:style style:name="P28" style:family="paragraph" style:parent-style-name="Standard">
      <style:text-properties officeooo:rsid="00160f9f" officeooo:paragraph-rsid="00160f9f"/>
    </style:style>
    <style:style style:name="P29" style:family="paragraph" style:parent-style-name="Standard">
      <style:text-properties officeooo:rsid="001ab5de" officeooo:paragraph-rsid="001ab5de"/>
    </style:style>
    <style:style style:name="P30" style:family="paragraph" style:parent-style-name="Standard">
      <style:paragraph-properties fo:text-align="justify" style:justify-single-word="false"/>
      <style:text-properties officeooo:rsid="001ab5de" officeooo:paragraph-rsid="001ab5de"/>
    </style:style>
    <style:style style:name="P31" style:family="paragraph" style:parent-style-name="Standard">
      <style:text-properties officeooo:rsid="0020867a" officeooo:paragraph-rsid="0021df34"/>
    </style:style>
    <style:style style:name="P32" style:family="paragraph" style:parent-style-name="Standard">
      <style:text-properties officeooo:rsid="0020867a" officeooo:paragraph-rsid="002dab06"/>
    </style:style>
    <style:style style:name="P33" style:family="paragraph" style:parent-style-name="Standard">
      <style:text-properties officeooo:rsid="0020867a" officeooo:paragraph-rsid="002a84bd"/>
    </style:style>
    <style:style style:name="P34" style:family="paragraph" style:parent-style-name="Standard">
      <style:paragraph-properties fo:text-align="justify" style:justify-single-word="false"/>
      <style:text-properties officeooo:rsid="0020867a" officeooo:paragraph-rsid="002b8332"/>
    </style:style>
    <style:style style:name="P35" style:family="paragraph" style:parent-style-name="Standard">
      <style:paragraph-properties fo:text-align="justify" style:justify-single-word="false"/>
      <style:text-properties officeooo:rsid="0020867a" officeooo:paragraph-rsid="002899e2"/>
    </style:style>
    <style:style style:name="P36" style:family="paragraph" style:parent-style-name="Standard">
      <style:paragraph-properties fo:text-align="justify" style:justify-single-word="false"/>
      <style:text-properties officeooo:rsid="0020867a" officeooo:paragraph-rsid="002799d5"/>
    </style:style>
    <style:style style:name="P37" style:family="paragraph" style:parent-style-name="Standard">
      <style:paragraph-properties fo:text-align="justify" style:justify-single-word="false"/>
      <style:text-properties officeooo:rsid="0020867a" officeooo:paragraph-rsid="0033fd14"/>
    </style:style>
    <style:style style:name="P38" style:family="paragraph" style:parent-style-name="Standard">
      <style:paragraph-properties fo:text-align="justify" style:justify-single-word="false"/>
      <style:text-properties officeooo:rsid="0020867a" officeooo:paragraph-rsid="0035ca49"/>
    </style:style>
    <style:style style:name="P39" style:family="paragraph" style:parent-style-name="Standard">
      <style:text-properties officeooo:rsid="0021df34" officeooo:paragraph-rsid="0021df34"/>
    </style:style>
    <style:style style:name="P40" style:family="paragraph" style:parent-style-name="Standard">
      <style:text-properties officeooo:rsid="0025d9e3" officeooo:paragraph-rsid="0025d9e3"/>
    </style:style>
    <style:style style:name="P41" style:family="paragraph" style:parent-style-name="Standard">
      <style:text-properties officeooo:rsid="002799d5" officeooo:paragraph-rsid="002799d5"/>
    </style:style>
    <style:style style:name="P42" style:family="paragraph" style:parent-style-name="Standard">
      <style:text-properties officeooo:rsid="002899e2" officeooo:paragraph-rsid="002899e2"/>
    </style:style>
    <style:style style:name="P43" style:family="paragraph" style:parent-style-name="Standard">
      <style:text-properties officeooo:rsid="002a84bd" officeooo:paragraph-rsid="002a84bd"/>
    </style:style>
    <style:style style:name="P44" style:family="paragraph" style:parent-style-name="Standard">
      <style:text-properties officeooo:rsid="002b8332" officeooo:paragraph-rsid="002b8332"/>
    </style:style>
    <style:style style:name="P45" style:family="paragraph" style:parent-style-name="Standard">
      <style:text-properties officeooo:rsid="002dab06" officeooo:paragraph-rsid="002dab06"/>
    </style:style>
    <style:style style:name="P46" style:family="paragraph" style:parent-style-name="Standard">
      <style:text-properties officeooo:rsid="002db82b"/>
    </style:style>
    <style:style style:name="P47" style:family="paragraph" style:parent-style-name="Standard">
      <style:text-properties officeooo:rsid="002db82b" officeooo:paragraph-rsid="002db82b"/>
    </style:style>
    <style:style style:name="P48" style:family="paragraph" style:parent-style-name="Standard">
      <style:text-properties officeooo:rsid="002e7c7f" officeooo:paragraph-rsid="002e7c7f"/>
    </style:style>
    <style:style style:name="P49" style:family="paragraph" style:parent-style-name="Standard">
      <style:paragraph-properties fo:text-align="justify" style:justify-single-word="false"/>
      <style:text-properties officeooo:rsid="0027e760" officeooo:paragraph-rsid="0032befb"/>
    </style:style>
    <style:style style:name="P50" style:family="paragraph" style:parent-style-name="Standard">
      <style:paragraph-properties fo:text-align="justify" style:justify-single-word="false"/>
      <style:text-properties officeooo:rsid="0027e760" officeooo:paragraph-rsid="00319322"/>
    </style:style>
    <style:style style:name="P51" style:family="paragraph" style:parent-style-name="Standard">
      <style:paragraph-properties fo:text-align="justify" style:justify-single-word="false"/>
      <style:text-properties officeooo:rsid="0027e760" officeooo:paragraph-rsid="003a0f43"/>
    </style:style>
    <style:style style:name="P52" style:family="paragraph" style:parent-style-name="Standard">
      <style:paragraph-properties fo:text-align="justify" style:justify-single-word="false"/>
      <style:text-properties officeooo:rsid="0027e760" officeooo:paragraph-rsid="003a26c2"/>
    </style:style>
    <style:style style:name="P53" style:family="paragraph" style:parent-style-name="Standard">
      <style:text-properties officeooo:rsid="00319322" officeooo:paragraph-rsid="00319322"/>
    </style:style>
    <style:style style:name="P54" style:family="paragraph" style:parent-style-name="Standard">
      <style:text-properties officeooo:rsid="0032befb" officeooo:paragraph-rsid="0032befb"/>
    </style:style>
    <style:style style:name="P55" style:family="paragraph" style:parent-style-name="Standard">
      <style:paragraph-properties fo:text-align="justify" style:justify-single-word="false"/>
      <style:text-properties officeooo:rsid="0033fd14" officeooo:paragraph-rsid="0033fd14"/>
    </style:style>
    <style:style style:name="P56" style:family="paragraph" style:parent-style-name="Standard">
      <style:paragraph-properties fo:text-align="justify" style:justify-single-word="false"/>
      <style:text-properties officeooo:rsid="0035ca49" officeooo:paragraph-rsid="0035ca49"/>
    </style:style>
    <style:style style:name="P57" style:family="paragraph" style:parent-style-name="Standard">
      <style:paragraph-properties fo:text-align="justify" style:justify-single-word="false"/>
      <style:text-properties officeooo:rsid="0043358e" officeooo:paragraph-rsid="00422f85"/>
    </style:style>
    <style:style style:name="P58" style:family="paragraph" style:parent-style-name="Standard">
      <style:text-properties officeooo:paragraph-rsid="00597896"/>
    </style:style>
    <style:style style:name="P59" style:family="paragraph" style:parent-style-name="Standard">
      <style:paragraph-properties fo:text-align="justify" style:justify-single-word="false"/>
      <style:text-properties officeooo:rsid="0053219f" officeooo:paragraph-rsid="0053219f"/>
    </style:style>
    <style:style style:name="P60" style:family="paragraph" style:parent-style-name="Standard">
      <style:paragraph-properties fo:text-align="start" style:justify-single-word="false"/>
      <style:text-properties officeooo:rsid="004e5f70" officeooo:paragraph-rsid="0054c037"/>
    </style:style>
    <style:style style:name="P61" style:family="paragraph" style:parent-style-name="Standard">
      <style:paragraph-properties fo:text-align="justify" style:justify-single-word="false"/>
      <style:text-properties officeooo:rsid="0054c037" officeooo:paragraph-rsid="0054c037"/>
    </style:style>
    <style:style style:name="P62" style:family="paragraph" style:parent-style-name="Standard">
      <style:paragraph-properties fo:text-align="justify" style:justify-single-word="false"/>
      <style:text-properties officeooo:rsid="00592ff1" officeooo:paragraph-rsid="00592ff1"/>
    </style:style>
    <style:style style:name="P63" style:family="paragraph" style:parent-style-name="Standard">
      <style:paragraph-properties fo:text-align="justify" style:justify-single-word="false"/>
      <style:text-properties officeooo:rsid="005abc4c" officeooo:paragraph-rsid="005abc4c"/>
    </style:style>
    <style:style style:name="P64" style:family="paragraph" style:parent-style-name="Standard">
      <style:text-properties officeooo:rsid="0045c65d" officeooo:paragraph-rsid="0045c65d"/>
    </style:style>
    <style:style style:name="P65" style:family="paragraph" style:parent-style-name="Standard">
      <style:text-properties officeooo:paragraph-rsid="0067e6f6"/>
    </style:style>
    <style:style style:name="P66" style:family="paragraph" style:parent-style-name="Standard">
      <style:text-properties officeooo:rsid="0067e6f6" officeooo:paragraph-rsid="0067e6f6"/>
    </style:style>
    <style:style style:name="P67" style:family="paragraph" style:parent-style-name="Standard">
      <style:text-properties officeooo:rsid="006bebaa" officeooo:paragraph-rsid="006bebaa"/>
    </style:style>
    <style:style style:name="P68" style:family="paragraph" style:parent-style-name="Code_20_block">
      <style:text-properties fo:color="#008000"/>
    </style:style>
    <style:style style:name="P69" style:family="paragraph" style:parent-style-name="Code_20_block">
      <style:text-properties fo:color="#008000" officeooo:paragraph-rsid="0013bb68"/>
    </style:style>
    <style:style style:name="P70" style:family="paragraph" style:parent-style-name="Code_20_block">
      <style:text-properties fo:color="#008000" officeooo:rsid="0025d9e3"/>
    </style:style>
    <style:style style:name="P71" style:family="paragraph" style:parent-style-name="Code_20_block">
      <style:text-properties fo:color="#008000" officeooo:rsid="002db82b"/>
    </style:style>
    <style:style style:name="P72" style:family="paragraph" style:parent-style-name="Code_20_block">
      <style:text-properties fo:color="#008000" officeooo:rsid="00160f9f"/>
    </style:style>
    <style:style style:name="P73" style:family="paragraph" style:parent-style-name="Code_20_block">
      <style:text-properties fo:color="#008000" officeooo:rsid="000c6a63"/>
    </style:style>
    <style:style style:name="P74" style:family="paragraph" style:parent-style-name="Code_20_block">
      <style:text-properties fo:color="#008000" officeooo:rsid="000c6a63" officeooo:paragraph-rsid="000c6a63"/>
    </style:style>
    <style:style style:name="P75" style:family="paragraph" style:parent-style-name="Code_20_block">
      <style:text-properties fo:color="#008000" officeooo:rsid="005abc4c"/>
    </style:style>
    <style:style style:name="P76" style:family="paragraph" style:parent-style-name="Code_20_block">
      <style:text-properties fo:color="#008000" officeooo:paragraph-rsid="0067e6f6"/>
    </style:style>
    <style:style style:name="P77" style:family="paragraph" style:parent-style-name="Code_20_block">
      <style:text-properties fo:color="#008000" officeooo:paragraph-rsid="006de60e"/>
    </style:style>
    <style:style style:name="P78" style:family="paragraph" style:parent-style-name="Code_20_block">
      <style:text-properties style:font-name="Courier New1" fo:font-size="10pt" style:font-size-asian="10pt" style:font-size-complex="10pt"/>
    </style:style>
    <style:style style:name="P79" style:family="paragraph" style:parent-style-name="Code_20_block">
      <style:paragraph-properties fo:text-align="justify" style:justify-single-word="false"/>
    </style:style>
    <style:style style:name="P80" style:family="paragraph" style:parent-style-name="Code_20_block">
      <style:text-properties fo:font-weight="bold" style:font-weight-asian="bold" style:font-weight-complex="bold"/>
    </style:style>
    <style:style style:name="P81" style:family="paragraph" style:parent-style-name="Code_20_block">
      <style:text-properties fo:font-weight="normal" style:font-weight-asian="normal" style:font-weight-complex="normal"/>
    </style:style>
    <style:style style:name="P82" style:family="paragraph" style:parent-style-name="Code_20_block">
      <style:text-properties fo:color="#000000"/>
    </style:style>
    <style:style style:name="P83" style:family="paragraph" style:parent-style-name="Code_20_block">
      <style:text-properties fo:color="#000000" style:font-name="Courier New1" fo:font-size="10pt" style:font-name-asian="Courier New1" style:font-size-asian="10pt" style:font-name-complex="Courier New1" style:font-size-complex="10pt"/>
    </style:style>
    <style:style style:name="P84" style:family="paragraph" style:parent-style-name="Code_20_block">
      <style:text-properties fo:color="#000000" officeooo:paragraph-rsid="0013bb68"/>
    </style:style>
    <style:style style:name="P85" style:family="paragraph" style:parent-style-name="Code_20_block">
      <style:text-properties fo:color="#000000" officeooo:rsid="000c6a63" officeooo:paragraph-rsid="006a9f58"/>
    </style:style>
    <style:style style:name="P86" style:family="paragraph" style:parent-style-name="Code_20_block">
      <style:text-properties fo:color="#000000" officeooo:paragraph-rsid="006bebaa"/>
    </style:style>
    <style:style style:name="P87" style:family="paragraph" style:parent-style-name="Code_20_block">
      <style:text-properties officeooo:paragraph-rsid="000a89d9"/>
    </style:style>
    <style:style style:name="P88" style:family="paragraph" style:parent-style-name="Code_20_block">
      <style:text-properties officeooo:rsid="000a89d9"/>
    </style:style>
    <style:style style:name="P89" style:family="paragraph" style:parent-style-name="Code_20_block">
      <style:text-properties officeooo:rsid="000a89d9" officeooo:paragraph-rsid="000a89d9"/>
    </style:style>
    <style:style style:name="P90" style:family="paragraph" style:parent-style-name="Code_20_block">
      <style:text-properties officeooo:paragraph-rsid="000c6a63"/>
    </style:style>
    <style:style style:name="P91" style:family="paragraph" style:parent-style-name="Code_20_block">
      <style:text-properties officeooo:paragraph-rsid="000f0497"/>
    </style:style>
    <style:style style:name="P92" style:family="paragraph" style:parent-style-name="Code_20_block">
      <style:text-properties officeooo:rsid="000c6a63"/>
    </style:style>
    <style:style style:name="P93" style:family="paragraph" style:parent-style-name="Code_20_block">
      <style:text-properties officeooo:rsid="000c6a63" officeooo:paragraph-rsid="000c6a63"/>
    </style:style>
    <style:style style:name="P94" style:family="paragraph" style:parent-style-name="Code_20_block">
      <style:text-properties officeooo:rsid="000c6a63" officeooo:paragraph-rsid="000cba61"/>
    </style:style>
    <style:style style:name="P95" style:family="paragraph" style:parent-style-name="Code_20_block">
      <style:text-properties officeooo:rsid="000c6a63" officeooo:paragraph-rsid="006a9f58"/>
    </style:style>
    <style:style style:name="P96" style:family="paragraph" style:parent-style-name="Code_20_block">
      <style:text-properties officeooo:paragraph-rsid="0013bb68"/>
    </style:style>
    <style:style style:name="P97" style:family="paragraph" style:parent-style-name="Code_20_block">
      <style:paragraph-properties fo:text-align="justify" style:justify-single-word="false"/>
      <style:text-properties officeooo:rsid="0013bb68" officeooo:paragraph-rsid="0013bb68"/>
    </style:style>
    <style:style style:name="P98" style:family="paragraph" style:parent-style-name="Code_20_block">
      <style:text-properties officeooo:rsid="00160f9f"/>
    </style:style>
    <style:style style:name="P99" style:family="paragraph" style:parent-style-name="Code_20_block">
      <style:text-properties officeooo:rsid="00226f0b"/>
    </style:style>
    <style:style style:name="P100" style:family="paragraph" style:parent-style-name="Code_20_block">
      <style:text-properties officeooo:rsid="0025d9e3"/>
    </style:style>
    <style:style style:name="P101" style:family="paragraph" style:parent-style-name="Code_20_block">
      <style:text-properties officeooo:rsid="0025d9e3" officeooo:paragraph-rsid="0025d9e3"/>
    </style:style>
    <style:style style:name="P102" style:family="paragraph" style:parent-style-name="Code_20_block">
      <style:text-properties officeooo:rsid="002899e2"/>
    </style:style>
    <style:style style:name="P103" style:family="paragraph" style:parent-style-name="Code_20_block">
      <style:text-properties officeooo:rsid="002a84bd"/>
    </style:style>
    <style:style style:name="P104" style:family="paragraph" style:parent-style-name="Code_20_block">
      <style:text-properties officeooo:rsid="002dab06"/>
    </style:style>
    <style:style style:name="P105" style:family="paragraph" style:parent-style-name="Code_20_block">
      <style:text-properties officeooo:rsid="002db82b"/>
    </style:style>
    <style:style style:name="P106" style:family="paragraph" style:parent-style-name="Code_20_block">
      <style:text-properties officeooo:rsid="00319322"/>
    </style:style>
    <style:style style:name="P107" style:family="paragraph" style:parent-style-name="Code_20_block">
      <style:text-properties officeooo:rsid="0032befb"/>
    </style:style>
    <style:style style:name="P108" style:family="paragraph" style:parent-style-name="Code_20_block">
      <style:text-properties officeooo:rsid="0043358e" officeooo:paragraph-rsid="00422f85"/>
    </style:style>
    <style:style style:name="P109" style:family="paragraph" style:parent-style-name="Code_20_block">
      <style:text-properties officeooo:paragraph-rsid="00422f85"/>
    </style:style>
    <style:style style:name="P110" style:family="paragraph" style:parent-style-name="Code_20_block">
      <style:text-properties officeooo:paragraph-rsid="0057bcfa"/>
    </style:style>
    <style:style style:name="P111" style:family="paragraph" style:parent-style-name="Code_20_block">
      <style:text-properties officeooo:paragraph-rsid="00583736"/>
    </style:style>
    <style:style style:name="P112" style:family="paragraph" style:parent-style-name="Code_20_block">
      <style:text-properties officeooo:rsid="0054c037"/>
    </style:style>
    <style:style style:name="P113" style:family="paragraph" style:parent-style-name="Code_20_block">
      <style:text-properties officeooo:rsid="005abc4c"/>
    </style:style>
    <style:style style:name="P114" style:family="paragraph" style:parent-style-name="Code_20_block">
      <style:text-properties officeooo:paragraph-rsid="0067e6f6"/>
    </style:style>
    <style:style style:name="P115" style:family="paragraph" style:parent-style-name="Code_20_block">
      <style:text-properties officeooo:paragraph-rsid="006bebaa"/>
    </style:style>
    <style:style style:name="P116" style:family="paragraph" style:parent-style-name="Code_20_block">
      <style:text-properties officeooo:paragraph-rsid="0019609c"/>
    </style:style>
    <style:style style:name="P117" style:family="paragraph" style:parent-style-name="Code_20_block">
      <style:text-properties officeooo:rsid="006bebaa" officeooo:paragraph-rsid="006bebaa"/>
    </style:style>
    <style:style style:name="P118" style:family="paragraph" style:parent-style-name="Code_20_block">
      <style:text-properties officeooo:paragraph-rsid="006de60e"/>
    </style:style>
    <style:style style:name="P119" style:family="paragraph" style:parent-style-name="Standard">
      <style:paragraph-properties fo:text-align="justify" style:justify-single-word="false" fo:break-before="page"/>
      <style:text-properties officeooo:rsid="000c6a63" officeooo:paragraph-rsid="000c6a63"/>
    </style:style>
    <style:style style:name="P120" style:family="paragraph" style:parent-style-name="Standard">
      <style:paragraph-properties fo:break-before="page"/>
      <style:text-properties officeooo:rsid="002dab06" officeooo:paragraph-rsid="002dab06"/>
    </style:style>
    <style:style style:name="P121" style:family="paragraph" style:parent-style-name="Standard">
      <style:paragraph-properties fo:text-align="justify" style:justify-single-word="false" fo:break-before="page"/>
    </style:style>
    <style:style style:name="P122" style:family="paragraph" style:parent-style-name="Code_20_block">
      <style:paragraph-properties fo:break-before="page"/>
    </style:style>
    <style:style style:name="P123" style:family="paragraph" style:parent-style-name="Code_20_block">
      <style:paragraph-properties fo:break-before="page"/>
      <style:text-properties officeooo:rsid="000a89d9"/>
    </style:style>
    <style:style style:name="P124" style:family="paragraph" style:parent-style-name="Standard" style:list-style-name="List_20_2"/>
    <style:style style:name="P125" style:family="paragraph" style:parent-style-name="Standard" style:list-style-name="List_20_2">
      <style:paragraph-properties fo:text-align="justify" style:justify-single-word="false"/>
    </style:style>
    <style:style style:name="P126" style:family="paragraph" style:parent-style-name="Standard" style:list-style-name="List_20_2">
      <style:paragraph-properties fo:text-align="justify" style:justify-single-word="false"/>
      <style:text-properties officeooo:paragraph-rsid="001ab5de"/>
    </style:style>
    <style:style style:name="P127" style:family="paragraph" style:parent-style-name="Standard" style:list-style-name="List_20_1">
      <style:paragraph-properties fo:text-align="justify" style:justify-single-word="false"/>
    </style:style>
    <style:style style:name="P128" style:family="paragraph" style:parent-style-name="Standard" style:list-style-name="List_20_1">
      <style:paragraph-properties fo:text-align="justify" style:justify-single-word="false"/>
      <style:text-properties officeooo:paragraph-rsid="000c6a63"/>
    </style:style>
    <style:style style:name="P129" style:family="paragraph" style:parent-style-name="Standard" style:list-style-name="List_20_1">
      <style:paragraph-properties fo:text-align="justify" style:justify-single-word="false"/>
      <style:text-properties officeooo:rsid="000c6a63" officeooo:paragraph-rsid="000c6a63"/>
    </style:style>
    <style:style style:name="P130" style:family="paragraph" style:parent-style-name="Standard" style:list-style-name="List_20_1">
      <style:text-properties officeooo:rsid="0021df34" officeooo:paragraph-rsid="0021df34"/>
    </style:style>
    <style:style style:name="P131" style:family="paragraph" style:parent-style-name="Standard" style:list-style-name="List_20_1">
      <style:text-properties officeooo:rsid="0020867a" officeooo:paragraph-rsid="002dab06"/>
    </style:style>
    <style:style style:name="P132" style:family="paragraph" style:parent-style-name="Standard" style:list-style-name="List_20_1">
      <style:text-properties officeooo:rsid="0020867a" officeooo:paragraph-rsid="002db82b"/>
    </style:style>
    <style:style style:name="P133" style:family="paragraph" style:parent-style-name="Heading_20_4">
      <style:text-properties officeooo:paragraph-rsid="004e5f70"/>
    </style:style>
    <style:style style:name="P134" style:family="paragraph" style:parent-style-name="Heading_20_4">
      <style:text-properties officeooo:rsid="006bebaa"/>
    </style:style>
    <style:style style:name="P135" style:family="paragraph" style:parent-style-name="Heading_20_4">
      <style:paragraph-properties fo:break-before="page"/>
    </style:style>
    <style:style style:name="P136" style:family="paragraph" style:parent-style-name="Heading_20_4">
      <style:paragraph-properties fo:break-before="page"/>
      <style:text-properties officeooo:rsid="0013bb68" officeooo:paragraph-rsid="0013bb68"/>
    </style:style>
    <style:style style:name="P137" style:family="paragraph" style:parent-style-name="Heading_20_2">
      <style:paragraph-properties fo:break-before="page"/>
    </style:style>
    <style:style style:name="P138" style:family="paragraph" style:parent-style-name="Heading_20_2">
      <style:paragraph-properties fo:break-before="page"/>
      <style:text-properties officeooo:rsid="000c6a63"/>
    </style:style>
    <style:style style:name="P139" style:family="paragraph" style:parent-style-name="Heading_20_2">
      <style:paragraph-properties fo:break-before="page"/>
      <style:text-properties officeooo:rsid="0020867a"/>
    </style:style>
    <style:style style:name="P140" style:family="paragraph" style:parent-style-name="Code_20_block">
      <style:text-properties fo:color="#008000" officeooo:paragraph-rsid="006de60e"/>
    </style:style>
    <style:style style:name="P141" style:family="paragraph" style:parent-style-name="Code_20_block">
      <style:text-properties fo:color="#800000" officeooo:paragraph-rsid="006de60e"/>
    </style:style>
    <style:style style:name="P142" style:family="paragraph" style:parent-style-name="Heading_20_3">
      <style:text-properties officeooo:rsid="0043358e" officeooo:paragraph-rsid="00422f85"/>
    </style:style>
    <style:style style:name="P143" style:family="paragraph" style:parent-style-name="Heading_20_3">
      <style:text-properties officeooo:paragraph-rsid="006bebaa"/>
    </style:style>
    <style:style style:name="P144" style:family="paragraph" style:parent-style-name="Heading_20_3">
      <style:text-properties officeooo:rsid="0014e377"/>
    </style:style>
    <style:style style:name="P145" style:family="paragraph" style:parent-style-name="Heading_20_3">
      <style:text-properties officeooo:rsid="000c6a63" officeooo:paragraph-rsid="000c6a63"/>
    </style:style>
    <style:style style:name="P146" style:family="paragraph" style:parent-style-name="Heading_20_3">
      <style:text-properties officeooo:rsid="0027e760"/>
    </style:style>
    <style:style style:name="P147" style:family="paragraph" style:parent-style-name="Heading_20_3">
      <style:paragraph-properties fo:break-before="page"/>
    </style:style>
    <style:style style:name="P148" style:family="paragraph" style:parent-style-name="Heading_20_3">
      <style:paragraph-properties fo:break-before="page"/>
      <style:text-properties officeooo:rsid="004e5f70"/>
    </style:style>
    <style:style style:name="P149" style:family="paragraph" style:parent-style-name="Heading_20_3">
      <style:paragraph-properties fo:break-before="page"/>
      <style:text-properties officeooo:rsid="000c6a63"/>
    </style:style>
    <style:style style:name="P150" style:family="paragraph" style:parent-style-name="Heading_20_3">
      <style:paragraph-properties fo:break-before="page"/>
      <style:text-properties officeooo:rsid="0027e760"/>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color="#008000"/>
    </style:style>
    <style:style style:name="T10" style:family="text">
      <style:text-properties fo:color="#008000" officeooo:rsid="000a89d9"/>
    </style:style>
    <style:style style:name="T11" style:family="text">
      <style:text-properties fo:color="#008000" officeooo:rsid="000c6a63"/>
    </style:style>
    <style:style style:name="T12" style:family="text">
      <style:text-properties fo:color="#008000" officeooo:rsid="00160f9f"/>
    </style:style>
    <style:style style:name="T13" style:family="text">
      <style:text-properties fo:color="#008000" officeooo:rsid="00226f0b"/>
    </style:style>
    <style:style style:name="T14" style:family="text">
      <style:text-properties fo:color="#008000" officeooo:rsid="002899e2"/>
    </style:style>
    <style:style style:name="T15" style:family="text">
      <style:text-properties fo:color="#008000" officeooo:rsid="002a84bd"/>
    </style:style>
    <style:style style:name="T16" style:family="text">
      <style:text-properties fo:color="#008000" officeooo:rsid="002dab06"/>
    </style:style>
    <style:style style:name="T17" style:family="text">
      <style:text-properties fo:color="#008000" officeooo:rsid="00319322"/>
    </style:style>
    <style:style style:name="T18" style:family="text">
      <style:text-properties fo:color="#008000" officeooo:rsid="0043358e"/>
    </style:style>
    <style:style style:name="T19" style:family="text">
      <style:text-properties fo:color="#008000" officeooo:rsid="0054c037"/>
    </style:style>
    <style:style style:name="T20" style:family="text">
      <style:text-properties fo:color="#008000" officeooo:rsid="00659059"/>
    </style:style>
    <style:style style:name="T21" style:family="text">
      <style:text-properties fo:color="#008000" officeooo:rsid="006bebaa"/>
    </style:style>
    <style:style style:name="T22" style:family="text">
      <style:text-properties fo:color="#008000" officeooo:rsid="006de60e"/>
    </style:style>
    <style:style style:name="T23" style:family="text">
      <style:text-properties fo:color="#000000" style:font-name="Courier New1" fo:font-size="9pt" style:font-name-asian="Courier New1" style:font-size-asian="9pt" style:font-name-complex="Courier New1" style:font-size-complex="9pt"/>
    </style:style>
    <style:style style:name="T24"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5"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6958ef" style:font-weight-asian="normal" style:font-weight-complex="normal"/>
    </style:style>
    <style:style style:name="T30" style:family="text">
      <style:text-properties fo:color="#0000c0" style:font-name="Courier New1" fo:font-size="9pt" style:font-name-asian="Courier New1" style:font-size-asian="9pt" style:font-name-complex="Courier New1" style:font-size-complex="9pt"/>
    </style:style>
    <style:style style:name="T31" style:family="text">
      <style:text-properties officeooo:rsid="000a89d9"/>
    </style:style>
    <style:style style:name="T32" style:family="text">
      <style:text-properties officeooo:rsid="000c6a63"/>
    </style:style>
    <style:style style:name="T33" style:family="text">
      <style:text-properties officeooo:rsid="000d53be"/>
    </style:style>
    <style:style style:name="T34" style:family="text">
      <style:text-properties officeooo:rsid="000f0497"/>
    </style:style>
    <style:style style:name="T35" style:family="text">
      <style:text-properties officeooo:rsid="0013bb68"/>
    </style:style>
    <style:style style:name="T36" style:family="text">
      <style:text-properties officeooo:rsid="0013ffc4"/>
    </style:style>
    <style:style style:name="T37" style:family="text">
      <style:text-properties style:font-name="Courier New1" fo:font-size="9pt" officeooo:rsid="0013ffc4" style:font-name-asian="Courier New1" style:font-size-asian="9pt" style:font-name-complex="Courier New1" style:font-size-complex="9pt"/>
    </style:style>
    <style:style style:name="T38" style:family="text">
      <style:text-properties officeooo:rsid="0014e377"/>
    </style:style>
    <style:style style:name="T39" style:family="text">
      <style:text-properties officeooo:rsid="00160f9f"/>
    </style:style>
    <style:style style:name="T40" style:family="text">
      <style:text-properties officeooo:rsid="0018cd3e"/>
    </style:style>
    <style:style style:name="T41" style:family="text">
      <style:text-properties officeooo:rsid="0019609c"/>
    </style:style>
    <style:style style:name="T42" style:family="text">
      <style:text-properties officeooo:rsid="001ab5de"/>
    </style:style>
    <style:style style:name="T43" style:family="text">
      <style:text-properties officeooo:rsid="001ec5ce"/>
    </style:style>
    <style:style style:name="T44" style:family="text">
      <style:text-properties officeooo:rsid="0021df34"/>
    </style:style>
    <style:style style:name="T45" style:family="text">
      <style:text-properties officeooo:rsid="00226f0b"/>
    </style:style>
    <style:style style:name="T46" style:family="text">
      <style:text-properties officeooo:rsid="002799d5"/>
    </style:style>
    <style:style style:name="T47" style:family="text">
      <style:text-properties officeooo:rsid="002899e2"/>
    </style:style>
    <style:style style:name="T48" style:family="text">
      <style:text-properties officeooo:rsid="002a84bd"/>
    </style:style>
    <style:style style:name="T49" style:family="text">
      <style:text-properties officeooo:rsid="002b8332"/>
    </style:style>
    <style:style style:name="T50" style:family="text">
      <style:text-properties officeooo:rsid="002dab06"/>
    </style:style>
    <style:style style:name="T51" style:family="text">
      <style:text-properties officeooo:rsid="002db82b"/>
    </style:style>
    <style:style style:name="T52" style:family="text">
      <style:text-properties officeooo:rsid="00319322"/>
    </style:style>
    <style:style style:name="T53" style:family="text">
      <style:text-properties officeooo:rsid="0032befb"/>
    </style:style>
    <style:style style:name="T54" style:family="text">
      <style:text-properties officeooo:rsid="0033fd14"/>
    </style:style>
    <style:style style:name="T55" style:family="text">
      <style:text-properties officeooo:rsid="0035ca49"/>
    </style:style>
    <style:style style:name="T56" style:family="text">
      <style:text-properties style:text-position="sub 58%" officeooo:rsid="0035ca49"/>
    </style:style>
    <style:style style:name="T57" style:family="text">
      <style:text-properties officeooo:rsid="0036c4a9"/>
    </style:style>
    <style:style style:name="T58" style:family="text">
      <style:text-properties officeooo:rsid="00383d77"/>
    </style:style>
    <style:style style:name="T59" style:family="text">
      <style:text-properties officeooo:rsid="003a0f43"/>
    </style:style>
    <style:style style:name="T60" style:family="text">
      <style:text-properties officeooo:rsid="003a26c2"/>
    </style:style>
    <style:style style:name="T61" style:family="text">
      <style:text-properties officeooo:rsid="003b0897"/>
    </style:style>
    <style:style style:name="T62" style:family="text">
      <style:text-properties officeooo:rsid="003f4830"/>
    </style:style>
    <style:style style:name="T63" style:family="text">
      <style:text-properties officeooo:rsid="003f9e1d"/>
    </style:style>
    <style:style style:name="T64" style:family="text">
      <style:text-properties officeooo:rsid="004187b9"/>
    </style:style>
    <style:style style:name="T65" style:family="text">
      <style:text-properties officeooo:rsid="0043358e"/>
    </style:style>
    <style:style style:name="T66" style:family="text">
      <style:text-properties officeooo:rsid="0046a0d9"/>
    </style:style>
    <style:style style:name="T67" style:family="text">
      <style:text-properties officeooo:rsid="0044c3c0"/>
    </style:style>
    <style:style style:name="T68" style:family="text">
      <style:text-properties officeooo:rsid="004499b9"/>
    </style:style>
    <style:style style:name="T69" style:family="text">
      <style:text-properties officeooo:rsid="0045c65d"/>
    </style:style>
    <style:style style:name="T70" style:family="text">
      <style:text-properties officeooo:rsid="00468928"/>
    </style:style>
    <style:style style:name="T71" style:family="text">
      <style:text-properties officeooo:rsid="00483f14"/>
    </style:style>
    <style:style style:name="T72" style:family="text">
      <style:text-properties style:font-name="Arial" officeooo:rsid="009e9501"/>
    </style:style>
    <style:style style:name="T73" style:family="text">
      <style:text-properties officeooo:rsid="004aa809"/>
    </style:style>
    <style:style style:name="T74" style:family="text">
      <style:text-properties officeooo:rsid="004aff60"/>
    </style:style>
    <style:style style:name="T75" style:family="text">
      <style:text-properties officeooo:rsid="0052073c"/>
    </style:style>
    <style:style style:name="T76" style:family="text">
      <style:text-properties officeooo:rsid="0053219f"/>
    </style:style>
    <style:style style:name="T77" style:family="text">
      <style:text-properties officeooo:rsid="0054c037"/>
    </style:style>
    <style:style style:name="T78" style:family="text">
      <style:text-properties officeooo:rsid="00563e7b"/>
    </style:style>
    <style:style style:name="T79" style:family="text">
      <style:text-properties officeooo:rsid="0057bcfa"/>
    </style:style>
    <style:style style:name="T80" style:family="text">
      <style:text-properties officeooo:rsid="00592ff1"/>
    </style:style>
    <style:style style:name="T81" style:family="text">
      <style:text-properties officeooo:rsid="005abc4c"/>
    </style:style>
    <style:style style:name="T82" style:family="text">
      <style:text-properties officeooo:rsid="005f8df6"/>
    </style:style>
    <style:style style:name="T83" style:family="text">
      <style:text-properties officeooo:rsid="00628d0b"/>
    </style:style>
    <style:style style:name="T84" style:family="text">
      <style:text-properties officeooo:rsid="00635ed2"/>
    </style:style>
    <style:style style:name="T85" style:family="text">
      <style:text-properties officeooo:rsid="00642b51"/>
    </style:style>
    <style:style style:name="T86" style:family="text">
      <style:text-properties officeooo:rsid="00659059"/>
    </style:style>
    <style:style style:name="T87" style:family="text">
      <style:text-properties officeooo:rsid="00669ea0"/>
    </style:style>
    <style:style style:name="T88" style:family="text">
      <style:text-properties officeooo:rsid="0067e6f6"/>
    </style:style>
    <style:style style:name="T89" style:family="text">
      <style:text-properties officeooo:rsid="006a9f58"/>
    </style:style>
    <style:style style:name="T90" style:family="text">
      <style:text-properties officeooo:rsid="006bebaa"/>
    </style:style>
    <style:style style:name="T91" style:family="text">
      <style:text-properties officeooo:rsid="006de60e"/>
    </style:style>
    <style:style style:name="T92" style:family="text">
      <style:text-properties officeooo:rsid="006e241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24199841281540064"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39486693"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39495281"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6">MBean name: “<text:span text:style-name="T5">org.jppf:name=admin,type=node</text:span>”</text:p>
      <text:p text:style-name="P16">This is also the value of the constant <text:a xlink:type="simple" xlink:href="http://www.jppf.org/api-5/org/jppf/management/JPPFNodeAdminMBean.html#MBEAN_NAME">JPPFNodeAdminMBean.MBEAN_NAME</text:a>.</text:p>
      <text:p text:style-name="P16"/>
      <text:p text:style-name="P16">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text:span text:style-name="Code_20_char">JPPFNodeAdminMBean</text:span></text:a> interface, which provides the functionalities described hereafter.</text:p>
      <text:list xml:id="list39467451"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6">This is done by invoking the following method on the MBean:</text:p>
      <text:p text:style-name="P16"/>
      <text:p text:style-name="Code_20_block">public interface JPPFNodeAdminMBean extends JPPFAdminMBean {</text:p>
      <text:p text:style-name="Code_20_block"><text:s text:c="2"/><text:span text:style-name="T9">// Get the latest state information from the node.</text:span></text:p>
      <text:p text:style-name="Code_20_block"><text:s text:c="2"/>public JPPFNodeState state() throws Exception;</text:p>
      <text:p text:style-name="Code_20_block">}</text:p>
      <text:p text:style-name="P16"/>
      <text:p text:style-name="P16">This method returns a <text:a xlink:type="simple" xlink:href="http://www.jppf.org/api-5/index.html?org/jppf/management/JPPFNodeState.html"><text:span text:style-name="Code_20_char">JPPFNodeState</text:span></text:a> object, which provides the following information on the node:</text:p>
      <text:p text:style-name="P16"/>
      <text:p text:style-name="Code_20_block">public class JPPFNodeState implements Serializable {</text:p>
      <text:p text:style-name="P68"><text:s text:c="2"/>// the status of the connection with the server</text:p>
      <text:p text:style-name="Code_20_block"><text:s text:c="2"/>public String getConnectionStatus()</text:p>
      <text:p text:style-name="Code_20_block"/>
      <text:p text:style-name="Code_20_block"><text:s text:c="2"/><text:span text:style-name="T9">// the current task execution status</text:span></text:p>
      <text:p text:style-name="Code_20_block"><text:s text:c="2"/>public String getExecutionStatus()</text:p>
      <text:p text:style-name="Code_20_block"/>
      <text:p text:style-name="Code_20_block"><text:s text:c="2"/><text:span text:style-name="T9">// the cpu time consumed by the node's execution threads</text:span></text:p>
      <text:p text:style-name="Code_20_block"><text:s text:c="2"/><text:span text:style-name="T9">// this includes the tasks cpu time and some JPPF processing overhead</text:span></text:p>
      <text:p text:style-name="Code_20_block"><text:s text:c="2"/>public long getCpuTime()</text:p>
      <text:p text:style-name="Code_20_block"/>
      <text:p text:style-name="Code_20_block"><text:s text:c="2"/><text:span text:style-name="T9">// the total number of tasks executed</text:span></text:p>
      <text:p text:style-name="Code_20_block"><text:s text:c="2"/>public int getNbTasksExecuted()</text:p>
      <text:p text:style-name="Code_20_block"/>
      <text:p text:style-name="Code_20_block"><text:s text:c="2"/><text:span text:style-name="T9">// the current size of the pool of threads used for tasks execution</text:span></text:p>
      <text:p text:style-name="Code_20_block"><text:s text:c="2"/>public int getThreadPoolSize()</text:p>
      <text:p text:style-name="Code_20_block"/>
      <text:p text:style-name="Code_20_block"><text:s text:c="2"/><text:span text:style-name="T9">// the current priority assigned to the execution threads</text:span></text:p>
      <text:p text:style-name="Code_20_block"><text:s text:c="2"/>public int getThreadPriority()</text:p>
      <text:p text:style-name="Code_20_block">}</text:p>
      <text:p text:style-name="Standard"/>
      <text:list xml:id="list39487178" text:continue-numbering="true" text:style-name="Outline">
        <text:list-item>
          <text:list>
            <text:list-item>
              <text:list>
                <text:list-item>
                  <text:list>
                    <text:list-item>
                      <text:h text:style-name="P135" text:outline-level="4">Updating the execution thread pool properties</text:h>
                    </text:list-item>
                  </text:list>
                </text:list-item>
              </text:list>
            </text:list-item>
          </text:list>
        </text:list-item>
      </text:list>
      <text:p text:style-name="Code_20_block">public interface JPPFNodeAdminMBean extends JPPFAdminMBean {</text:p>
      <text:p text:style-name="P68"><text:s text:c="2"/>// Set the size of the node's execution thread pool.</text:p>
      <text:p text:style-name="Code_20_block"><text:s text:c="2"/>public void updateThreadPoolSize(Integer size) throws Exception;</text:p>
      <text:p text:style-name="Code_20_block"/>
      <text:p text:style-name="P68"><text:s text:c="2"/>// Update the priority of all execution threads.</text:p>
      <text:p text:style-name="Code_20_block"><text:s text:c="2"/>public void updateThreadsPriority(Integer newPriority) throws Exception;</text:p>
      <text:p text:style-name="Code_20_block">}</text:p>
      <text:list xml:id="list39485130"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77"><text:s text:c="2"/>// Restart the node <text:span text:style-name="T91">immediately</text:span>.</text:p>
      <text:p text:style-name="P118"><text:s text:c="2"/>public void restart() throws Exception;</text:p>
      <text:p text:style-name="P77"/>
      <text:p text:style-name="P77"><text:s text:c="2"/>// Restart the node <text:span text:style-name="T91">once it is idle</text:span>.</text:p>
      <text:p text:style-name="P118"><text:s text:c="2"/>public void restart(<text:span text:style-name="T91">Boolean interruptIfRunning</text:span>) throws Exception;</text:p>
      <text:p text:style-name="P77"/>
      <text:p text:style-name="P118"><text:span text:style-name="T9"><text:s text:c="2"/>// Shutdown the node </text:span><text:span text:style-name="T22">immediately</text:span><text:span text:style-name="T9">.</text:span></text:p>
      <text:p text:style-name="P118"><text:s text:c="2"/>public void shutdown() throws Exception;</text:p>
      <text:p text:style-name="P77"/>
      <text:p text:style-name="P118"><text:span text:style-name="T9"><text:s text:c="2"/>// Shutdown the node </text:span><text:span text:style-name="T22">once it is idle</text:span><text:span text:style-name="T9">.</text:span></text:p>
      <text:p text:style-name="P118"><text:s text:c="2"/>public void shutdown(<text:span text:style-name="T91">Boolean interruptIfRunning</text:span>) throws Exception;</text:p>
      <text:p text:style-name="P141">}</text:p>
      <text:p text:style-name="P23"/>
      <text:p text:style-name="P1">These methods should be used with precautions. Please note that, once <text:span text:style-name="Code_20_char">shutdown()</text:span> has been invoked, it is not possible anymore to restart the node remotely.</text:p>
      <text:p text:style-name="Standard"/>
      <text:p text:style-name="P15"><text:span text:style-name="T91">Calling </text:span><text:span text:style-name="Code_20_char"><text:span text:style-name="T91">restart()</text:span></text:span><text:span text:style-name="T91"> or </text:span><text:span text:style-name="Code_20_char"><text:span text:style-name="T91">shutdown()</text:span></text:span><text:span text:style-name="T91"> is equivalent to calling </text:span><text:span text:style-name="Code_20_char"><text:span text:style-name="T91">restart(true)</text:span></text:span><text:span text:style-name="T91"> or </text:span><text:span text:style-name="Code_20_char"><text:span text:style-name="T91">shutdown(true)</text:span></text:span><text:span text:style-name="T91">, respectively. </text:span>When any of these methods is invoked <text:span text:style-name="T91">without the </text:span><text:span text:style-name="Code_20_char"><text:span text:style-name="T91">interruptIfRunning</text:span></text:span><text:span text:style-name="T91"> flag, or when </text:span><text:span text:style-name="T92">the flag's</text:span><text:span text:style-name="T91"> value is </text:span><text:span text:style-name="Code_20_char"><text:span text:style-name="T91">true</text:span></text:span>, the tasks that were being executed, if any, are automatically resubmitted to the server queue.</text:p>
      <text:p text:style-name="P15"/>
      <text:p text:style-name="P15"><text:span text:style-name="T91">When the </text:span><text:span text:style-name="Code_20_char"><text:span text:style-name="T91">interruptIfRunning</text:span></text:span><text:span text:style-name="T91"> parameter is false, the node will wait until no more tasks are being executed before restarting or sutting down. Thus, <text:s/></text:span><text:span text:style-name="Code_20_char"><text:span text:style-name="T91">interruptIfRunning = false</text:span></text:span><text:span text:style-name="T91"> indicates a deferred operation request.</text:span></text:p>
      <text:list xml:id="list39476600"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68"><text:s text:c="2"/>// Reset the node's executed tasks counter to zero.</text:p>
      <text:p text:style-name="Code_20_block"><text:s text:c="2"/>public void resetTaskCounter() throws Exception;</text:p>
      <text:p text:style-name="Code_20_block"/>
      <text:p text:style-name="P68"><text:s text:c="2"/>// Reset the node's executed tasks counter to the specified value.</text:p>
      <text:p text:style-name="Code_20_block"><text:s text:c="2"/>public void setTaskCounter(Integer n) throws Exception;</text:p>
      <text:p text:style-name="P82">}</text:p>
      <text:p text:style-name="P23"/>
      <text:p text:style-name="P1">Please note that <text:span text:style-name="Code_20_char">resetTaskCounter()</text:span> is equivalent to <text:span text:style-name="Code_20_char">setTaskCounter(0)</text:span>.</text:p>
      <text:list xml:id="list39485654"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68"><text:s text:c="2"/>// Get detailed information about the node's JVM properties, environment variables,</text:p>
      <text:p text:style-name="P68"><text:s text:c="2"/>// memory usage, available processors andavailable storage space.</text:p>
      <text:p text:style-name="Code_20_block"><text:s text:c="2"/>JPPFSystemInformation systemInformation() throws Exception;</text:p>
      <text:p text:style-name="P82">}</text:p>
      <text:p text:style-name="P23"/>
      <text:p text:style-name="P1">This method returns an object of type <text:a xlink:type="simple" xlink:href="http://www.jppf.org/api-5/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2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9">// get the system properties</text:span></text:p>
      <text:p text:style-name="Code_20_block"><text:s text:c="2"/>public TypedProperties <text:a xlink:type="simple" xlink:href="http://www.jppf.org/api-5/org/jppf/management/JPPFSystemInformation.html#getSystem()">getSystem()</text:a></text:p>
      <text:p text:style-name="Code_20_block"><text:s text:c="2"/><text:span text:style-name="T9">// get runtime information about JVM memory and available processors</text:span></text:p>
      <text:p text:style-name="Code_20_block"><text:s text:c="2"/>public TypedProperties <text:a xlink:type="simple" xlink:href="http://www.jppf.org/api-5/org/jppf/management/JPPFSystemInformation.html#getRuntime()">getRuntime()</text:a></text:p>
      <text:p text:style-name="Code_20_block"><text:s text:c="2"/><text:span text:style-name="T9">// get the host environment variables</text:span></text:p>
      <text:p text:style-name="Code_20_block"><text:s text:c="2"/>public TypedProperties <text:a xlink:type="simple" xlink:href="http://www.jppf.org/api-5/org/jppf/management/JPPFSystemInformation.html#getEnv()">getEnv()</text:a></text:p>
      <text:p text:style-name="Code_20_block"><text:s text:c="2"/><text:span text:style-name="T9">// get IPV4 and IPV6 addresses assigned to the host</text:span></text:p>
      <text:p text:style-name="Code_20_block"><text:s text:c="2"/>public TypedProperties <text:a xlink:type="simple" xlink:href="http://www.jppf.org/api-5/org/jppf/management/JPPFSystemInformation.html#getNetwork()">getNetwork()</text:a></text:p>
      <text:p text:style-name="Code_20_block"><text:s text:c="2"/><text:span text:style-name="T9">// get the JPPF configuration properties</text:span></text:p>
      <text:p text:style-name="Code_20_block"><text:s text:c="2"/>public TypedProperties <text:a xlink:type="simple" xlink:href="http://www.jppf.org/api-5/org/jppf/management/JPPFSystemInformation.html#getJppf()">getJppf()</text:a></text:p>
      <text:p text:style-name="Code_20_block"><text:s text:c="2"/><text:span text:style-name="T9">// get information on available disk storage</text:span></text:p>
      <text:p text:style-name="Code_20_block"><text:s text:c="2"/>public TypedProperties <text:a xlink:type="simple" xlink:href="http://www.jppf.org/api-5/org/jppf/management/JPPFSystemInformation.html#getStorage()">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5/index.html?org/jppf/utils/TypedProperties.html"><text:span text:style-name="Code_20_char">TypedProperties</text:span></text:a> object. <text:span text:style-name="Code_20_char">TypedProperties</text:span> is a subclass of the standard <text:a xlink:type="simple" xlink:href="http://docs.oracle.com/javase/7/docs/api/index.html?java/util/Properties.html">java.util.Properties</text:a> that provides convenience methods to read property values as primitive types other than String.</text:p>
      <text:list xml:id="list39476796"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68"><text:s text:c="2"/>// Cancel the job with the specified uuid. The requeue parameters determines</text:p>
      <text:p text:style-name="P68"><text:s text:c="2"/>// whether the job should be requeued on the server side or not.</text:p>
      <text:p text:style-name="Code_20_block"><text:s text:c="2"/>public void cancelJob(String jobUuid, Boolean requeue) throws Exception;</text:p>
      <text:p text:style-name="P82">}</text:p>
      <text:p text:style-name="P23"/>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39493244"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68"><text:s text:c="2"/>// Update the configuration properties of the node. The reconnect parameter</text:p>
      <text:p text:style-name="P68"><text:s text:c="2"/>// specifies whether the node should disconnect then reconnect to the driver</text:p>
      <text:p text:style-name="P68"><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p text:style-name="P1"/>
      <text:list xml:id="list39487380" text:continue-numbering="true" text:style-name="Outline">
        <text:list-item>
          <text:list>
            <text:list-item>
              <text:list>
                <text:list-item>
                  <text:h text:style-name="P147"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5/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5/index.html?org/jppf/management/JPPFNodeTaskMonitorMBean.html"><text:span text:style-name="Code_20_char">JPPFNodeTaskMonitorMBean</text:span></text:a> and also emits JMX notifications of type <text:a xlink:type="simple" xlink:href="http://www.jppf.org/api-5/index.html?org/jppf/management/TaskExecutionNotification.html"><text:span text:style-name="Code_20_char">TaskExecutionNotification</text:span></text:a>.</text:p>
      <text:list xml:id="list39482679"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5/index.html?org/jppf/management/JPPFNodeTaskMonitorMBean.html"><text:span text:style-name="Code_20_char">JPPFNodeTaskMonitorMBean</text:span></text:a> provides access to aggregated statistics on the tasks executed within a node:</text:p>
      <text:p text:style-name="P1"/>
      <text:p text:style-name="Code_20_block">public interface JPPFNodeTaskMonitorMBean extends NotificationEmitter {</text:p>
      <text:p text:style-name="Code_20_block"><text:s text:c="2"/><text:span text:style-name="T9">// The total number of tasks executed by the node</text:span></text:p>
      <text:p text:style-name="Code_20_block"><text:s text:c="2"/>Integer getTotalTasksExecuted();</text:p>
      <text:p text:style-name="Code_20_block"/>
      <text:p text:style-name="Code_20_block"><text:s text:c="2"/><text:span text:style-name="T9">// The total number of tasks that ended in error</text:span></text:p>
      <text:p text:style-name="Code_20_block"><text:s text:c="2"/>Integer getTotalTasksInError();</text:p>
      <text:p text:style-name="Code_20_block"/>
      <text:p text:style-name="Code_20_block"><text:s text:c="2"/><text:span text:style-name="T9">// The total number of tasks that executed sucessfully</text:span></text:p>
      <text:p text:style-name="Code_20_block"><text:s text:c="2"/>Integer getTotalTasksSucessfull();</text:p>
      <text:p text:style-name="Code_20_block"/>
      <text:p text:style-name="Code_20_block"><text:s text:c="2"/><text:span text:style-name="T9">// The total cpu time used by the tasks in milliseconds</text:span></text:p>
      <text:p text:style-name="Code_20_block"><text:s text:c="2"/>Long getTotalTaskCpuTime();</text:p>
      <text:p text:style-name="Code_20_block"/>
      <text:p text:style-name="Code_20_block"><text:s text:c="2"/><text:span text:style-name="T9">// The total elapsed time used by the tasks in milliseconds</text:span></text:p>
      <text:p text:style-name="Code_20_block"><text:s text:c="2"/>Long getTotalTaskElapsedTime();</text:p>
      <text:p text:style-name="Code_20_block">}</text:p>
      <text:list xml:id="list39484991"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5/index.html?org/jppf/management/TaskExecutionNotification.html"><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9">// Get the object encapsulating information about the task</text:span></text:p>
      <text:p text:style-name="Code_20_block"><text:s text:c="2"/>public TaskInformation getTaskInformation();</text:p>
      <text:p text:style-name="Code_20_block"/>
      <text:p text:style-name="Code_20_block"><text:s text:c="2"/><text:span text:style-name="T9">// </text:span><text:span text:style-name="T20">Whether this is a user-defined notification sent from a task</text:span></text:p>
      <text:p text:style-name="Code_20_block"><text:s text:c="2"/><text:span text:style-name="T86">public boolean isUserNotification();</text:span></text:p>
      <text:p text:style-name="Code_20_block">}</text:p>
      <text:p text:style-name="P1"/>
      <text:p text:style-name="P1">This notification essentially encapsulates an object of type <text:a xlink:type="simple" xlink:href="http://www.jppf.org/api-5/index.html?org/jppf/management/TaskInformation.html"><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9">// Get the task id</text:span></text:p>
      <text:p text:style-name="Code_20_block"><text:s text:c="2"/>public String getId()</text:p>
      <text:p text:style-name="Code_20_block"/>
      <text:p text:style-name="Code_20_block"><text:s text:c="2"/><text:span text:style-name="T9">// Get the uuid of the job this task belongs to</text:span></text:p>
      <text:p text:style-name="Code_20_block"><text:s text:c="2"/>public String getJobId()</text:p>
      <text:p text:style-name="Code_20_block"/>
      <text:p text:style-name="Code_20_block"><text:s text:c="2"/><text:span text:style-name="T9">// Get the cpu time used by the task</text:span></text:p>
      <text:p text:style-name="Code_20_block"><text:s text:c="2"/>public long getCpuTime()</text:p>
      <text:p text:style-name="Code_20_block"/>
      <text:p text:style-name="Code_20_block"><text:s text:c="2"/><text:span text:style-name="T9">// Get the wall clock time used by the task</text:span></text:p>
      <text:p text:style-name="Code_20_block"><text:s text:c="2"/>public long getElapsedTime()</text:p>
      <text:p text:style-name="Code_20_block"/>
      <text:p text:style-name="Code_20_block"><text:s text:c="2"/><text:span text:style-name="T9">// Determines whether the task had an exception</text:span></text:p>
      <text:p text:style-name="Code_20_block"><text:s text:c="2"/>public boolean hasError()</text:p>
      <text:p text:style-name="Code_20_block"/>
      <text:p text:style-name="Code_20_block"><text:s text:c="2"/><text:span text:style-name="T9">// Get the timestamp for the task completion. Caution: this value is related</text:span></text:p>
      <text:p text:style-name="P68"><text:s text:c="2"/>// to the node's system time, not to the time of the notification receiver</text:p>
      <text:p text:style-name="Code_20_block"><text:s text:c="2"/>public long getTimestamp()</text:p>
      <text:p text:style-name="Code_20_block">}</text:p>
      <text:p text:style-name="Standard"/>
      <text:p text:style-name="P14"><text:soft-page-break/><text:a xlink:type="simple" xlink:href="http://www.jppf.org/api-5/index.html?org/jppf/management/TaskExecutionNotification.html">TaskExecutionNotification</text:a> <text:span text:style-name="T69">also inherits the method </text:span><text:span text:style-name="Code_20_char"><text:span text:style-name="T69">getUserData()</text:span></text:span><text:span text:style-name="T69">, which returns the object specified by the user code when calling </text:span><text:a xlink:type="simple" xlink:href="http://www.jppf.org/api-5/org/jppf/node/protocol/Task.html#fireNotification(java.lang.Object,%20boolean)"><text:span text:style-name="T69">Task.</text:span></text:a><text:a xlink:type="simple" xlink:href="http://www.jppf.org/api-5/org/jppf/node/protocol/Task.html#fireNotification(java.lang.Object,%20boolean)"><text:span text:style-name="T70">fire</text:span></text:a><text:a xlink:type="simple" xlink:href="http://www.jppf.org/api-5/org/jppf/node/protocol/Task.html#fireNotification(java.lang.Object,%20boolean)"><text:span text:style-name="T69">Notification(Object, boolean)</text:span></text:a><text:span text:style-name="T69"> with the second parameter s</text:span><text:span text:style-name="T71">e</text:span><text:span text:style-name="T69">t to true.</text:span></text:p>
      <text:p text:style-name="P64"/>
      <text:p text:style-name="P13"><text:span text:style-name="T87">Additionally, the method </text:span><text:span text:style-name="Code_20_char"><text:span text:style-name="T87">isUserNotification()</text:span></text:span><text:span text:style-name="T87"> allows you to unambiguously distinguish between user-defined notifications, sent via </text:span><text:a xlink:type="simple" xlink:href="http://www.jppf.org/api-5/org/jppf/node/protocol/Task.html#fireNotification(java.lang.Object,%20boolean)"><text:span text:style-name="T69">Task.</text:span></text:a><text:a xlink:type="simple" xlink:href="http://www.jppf.org/api-5/org/jppf/node/protocol/Task.html#fireNotification(java.lang.Object,%20boolean)"><text:span text:style-name="T70">fire</text:span></text:a><text:a xlink:type="simple" xlink:href="http://www.jppf.org/api-5/org/jppf/node/protocol/Task.html#fireNotification(java.lang.Object,%20boolean)"><text:span text:style-name="T69">Notification(Object, boolean)</text:span></text:a><text:span text:style-name="T69">, </text:span><text:span text:style-name="T87">and task completion notifications automatcially sent by the JPPF nodes.</text:span></text:p>
      <text:list xml:id="list39470925" text:continue-numbering="true" text:style-name="Outline">
        <text:list-item>
          <text:list>
            <text:list-item>
              <text:list>
                <text:list-item>
                  <text:h text:style-name="P142" text:outline-level="3">Node maintenance</text:h>
                </text:list-item>
              </text:list>
            </text:list-item>
          </text:list>
        </text:list-item>
      </text:list>
      <text:p text:style-name="P7">MBean name : “<text:span text:style-name="T5">org.jppf:name=</text:span><text:span text:style-name="T6">node</text:span><text:span text:style-name="T5">.m</text:span><text:span text:style-name="T6">aintenance</text:span><text:span text:style-name="T5">,type=node</text:span>”.</text:p>
      <text:p text:style-name="P7">This is also the value of the constant <text:a xlink:type="simple" xlink:href="http://www.jppf.org/api-5/org/jppf/management/JPPFNodeMaintenanceMBean.html#MBEAN_NAME"><text:span text:style-name="Code_20_char"><text:span text:style-name="T65">JPPFNodeMaintenanceMBean.MBEAN_NAME</text:span></text:span></text:a></text:p>
      <text:p text:style-name="P7"/>
      <text:p text:style-name="P7"><text:span text:style-name="T65">This MBean </text:span><text:span text:style-name="T66">provides</text:span><text:span text:style-name="T65"> operations for the maintenance of a node. It exposes the interface </text:span><text:a xlink:type="simple" xlink:href="http://www.jppf.org/api-5/index.html?org/jppf/management/JPPFNodeMaintenanceMBean.html"><text:span text:style-name="Code_20_char"><text:span text:style-name="T65">JPPFNodeMaintenanceMBean</text:span></text:span></text:a><text:span text:style-name="T65"> defined as follows:</text:span></text:p>
      <text:p text:style-name="P57"/>
      <text:p text:style-name="P108">public interface JPPFNodeMaintenanceMBean extends Serializable {</text:p>
      <text:p text:style-name="P109"><text:span text:style-name="T65"><text:s text:c="2"/></text:span><text:span text:style-name="T18">// object name for this MBean</text:span></text:p>
      <text:p text:style-name="P108"><text:s text:c="2"/>String MBEAN_NAME = "org.jppf:name=node.maintenance,type=node";</text:p>
      <text:p text:style-name="P108"><text:s/></text:p>
      <text:p text:style-name="P109"><text:span text:style-name="T65"><text:s text:c="2"/></text:span><text:span text:style-name="T18">// request a reset of the resource caches of all the JPPF class loaders</text:span></text:p>
      <text:p text:style-name="P109"><text:span text:style-name="T65"><text:s text:c="2"/></text:span><text:span text:style-name="T18">// maintained by the node</text:span></text:p>
      <text:p text:style-name="P108"><text:s text:c="2"/>void requestResourceCacheReset() throws Exception;</text:p>
      <text:p text:style-name="P108">}</text:p>
      <text:p text:style-name="P57"/>
      <text:p text:style-name="P7"><text:span text:style-name="T67">Please note that the method </text:span><text:span text:style-name="Code_20_char"><text:span text:style-name="T65">requestResourceCacheReset()</text:span></text:span><text:span text:style-name="T65"> </text:span><text:span text:style-name="T67">does not perform the reset immediately. Instead, it sets an internal flag, and the reset will take place when it is safe to do so, as part of the node's life cycle. </text:span><text:span text:style-name="T66">The outcome of the reset operation is that the temporary files created by the JPPF class loaders wil be deleted, freeing space in the temporary files folder.</text:span></text:p>
      <text:list xml:id="list39481825" text:continue-numbering="true" text:style-name="Outline">
        <text:list-item>
          <text:list>
            <text:list-item>
              <text:list>
                <text:list-item>
                  <text:h text:style-name="P148" text:outline-level="3">Node provisioning</text:h>
                </text:list-item>
              </text:list>
            </text:list-item>
          </text:list>
        </text:list-item>
      </text:list>
      <text:p text:style-name="P59">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59"/>
      <text:p text:style-name="P59">This provisioning ability establishes a master/slave relationship between a standard node (master) and the nodes that it starts (slaves). Please note that a slave node cannot be in turn used as a master. Ap<text:span text:style-name="T84">a</text:span>rt from this restriction, slave nodes can be managed and monitored as any oher node.</text:p>
      <text:p text:style-name="P59"/>
      <text:p text:style-name="P10"><text:span text:style-name="T76">This facility is implemented with a dedicated Mbean, which exposes the </text:span><text:a xlink:type="simple" xlink:href="http://www.jppf.org/api-5/index.html?org/jppf/node/provisioning/JPPFNodeProvisioningMBean.html"><text:span text:style-name="T76">JPPF</text:span></text:a><text:a xlink:type="simple" xlink:href="http://www.jppf.org/api-5/index.html?org/jppf/node/provisioning/JPPFNodeProvisioningMBean.html"><text:span text:style-name="T77">Node</text:span></text:a><text:a xlink:type="simple" xlink:href="http://www.jppf.org/api-5/index.html?org/jppf/node/provisioning/JPPFNodeProvisioningMBean.html"><text:span text:style-name="T76">ProvisioningMBean</text:span></text:a><text:span text:style-name="T76"> interface:</text:span></text:p>
      <text:p text:style-name="P59"/>
      <text:p text:style-name="P17">MBean name: “<text:span text:style-name="T5">org.jppf:name=</text:span><text:span text:style-name="T7">provisioning</text:span><text:span text:style-name="T5">,type=node</text:span>”</text:p>
      <text:p text:style-name="P17">This is also the value of the constant <text:a xlink:type="simple" xlink:href="http://www.jppf.org/api-5/org/jppf/node/provisioning/JPPFNodeProvisioningMBean.html#MBEAN_NAME"><text:span text:style-name="T77">JPPFNodeProvisioningMBean.MBEAN_NAME</text:span></text:a>.</text:p>
      <text:p text:style-name="P60"/>
      <text:p text:style-name="P11"><text:a xlink:type="simple" xlink:href="http://www.jppf.org/api-5/index.html?org/jppf/node/provisioning/JPPFNodeProvisioningMBean.html"><text:span text:style-name="T76">JPPF</text:span></text:a><text:a xlink:type="simple" xlink:href="http://www.jppf.org/api-5/index.html?org/jppf/node/provisioning/JPPFNodeProvisioningMBean.html"><text:span text:style-name="T77">Node</text:span></text:a><text:a xlink:type="simple" xlink:href="http://www.jppf.org/api-5/index.html?org/jppf/node/provisioning/JPPFNodeProvisioningMBean.html"><text:span text:style-name="T76">ProvisioningMBean</text:span></text:a><text:span text:style-name="T76"> </text:span><text:span text:style-name="T77">is defined as follows:</text:span></text:p>
      <text:p text:style-name="P61"/>
      <text:p text:style-name="P112">public interface JPPFNodeProvisioningMBean {</text:p>
      <text:p text:style-name="Code_20_block"><text:span text:style-name="T77"><text:s text:c="2"/></text:span><text:span text:style-name="T19">// The object name of this MBean</text:span></text:p>
      <text:p text:style-name="P112"><text:s text:c="2"/>String MBEAN_NAME = "org.jppf:name=provisioning,type=node";</text:p>
      <text:p text:style-name="P112"/>
      <text:p text:style-name="Code_20_block"><text:span text:style-name="T77"><text:s text:c="2"/></text:span><text:span text:style-name="T19">// Get the number of slave nodes started by this MBean</text:span></text:p>
      <text:p text:style-name="P112"><text:s text:c="2"/>int getNbSlaves();</text:p>
      <text:p text:style-name="P112"/>
      <text:p text:style-name="Code_20_block"><text:span text:style-name="T77"><text:s text:c="2"/></text:span><text:span text:style-name="T19">// Start or stop the required number of slaves to reach the specified number</text:span></text:p>
      <text:p text:style-name="P112"><text:s text:c="2"/>void provisionSlaveNodes(int nbNodes);</text:p>
      <text:p text:style-name="P112"/>
      <text:p text:style-name="Code_20_block"><text:span text:style-name="T77"><text:s text:c="2"/></text:span><text:span text:style-name="T19">// Start or stop the required number of slaves to reach the specified number,</text:span></text:p>
      <text:p text:style-name="Code_20_block"><text:span text:style-name="T77"><text:s text:c="2"/></text:span><text:span text:style-name="T19">// using the specified configuration overrides</text:span></text:p>
      <text:p text:style-name="P112"><text:s text:c="2"/>void provisionSlaveNodes(int nbNodes, TypedProperties configOverrides);</text:p>
      <text:p text:style-name="P112">}</text:p>
      <text:p text:style-name="P61"/>
      <text:p text:style-name="P12"><text:span text:style-name="T80">The method </text:span><text:span text:style-name="Code_20_char"><text:span text:style-name="T80">provisionSlaveNodes(int)</text:span></text:span><text:span text:style-name="T80">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2"/>
      <text:p text:style-name="P12"><text:span text:style-name="T80">The method </text:span><text:span text:style-name="Code_20_char"><text:span text:style-name="T80">provisionSlaveNodes(int, TypedProperties)</text:span></text:span><text:span text:style-name="T80"> behaves differently, unless the second argument is </text:span><text:span text:style-name="Code_20_char"><text:span text:style-name="T80">null</text:span></text:span><text:span text:style-name="T80">. Since the argument of type </text:span><text:a xlink:type="simple" xlink:href="http://www.jppf.org/api-5/index.html?org/jppf/utils/TypedProperties.html"><text:span text:style-name="T80">TypedProperties</text:span></text:a><text:span text:style-name="T80">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2"/>
      <text:p text:style-name="P12"><text:span text:style-name="T80">Note that </text:span><text:span text:style-name="Code_20_char"><text:span text:style-name="T80">provisionSlaveNodes(n)</text:span></text:span><text:span text:style-name="T80"> and </text:span><text:span text:style-name="Code_20_char"><text:span text:style-name="T80">provisionSlaveNodes(n, null)</text:span></text:span><text:span text:style-name="T80"> have the same effect.</text:span></text:p>
      <text:p text:style-name="P62"/>
      <text:p text:style-name="P63">The following example shows how to start new slave nodes with a single processing thread each:</text:p>
      <text:p text:style-name="P63"/>
      <text:p text:style-name="P75">// connect to the node's JMX server</text:p>
      <text:p text:style-name="P113">JMXNodeConntectionWrapper jmxNode = new JMXNodeConntectionWrapper(hsot, port, false);</text:p>
      <text:p text:style-name="P68"><text:span text:style-name="T81">// create </text:span><text:span text:style-name="T83">a provisioning</text:span><text:span text:style-name="T81"> proxy instance</text:span></text:p>
      <text:p text:style-name="P113">JPPFNodeProvisioningMBean provisioning = wrapper.getProxy(</text:p>
      <text:p text:style-name="P113"><text:s text:c="2"/>JPPFNodeProvisioningMBean.MBEAN_NAME, JPPFNodeProvisioningMBean.class);</text:p>
      <text:p text:style-name="P113">TypedProperties overrides = new TypedProperties();</text:p>
      <text:p text:style-name="P75">// set the configuration with a single processing thread</text:p>
      <text:p text:style-name="P113">overrides.setInt("jppf.processing.threads", 1);</text:p>
      <text:p text:style-name="P75">// start 2 slaves with the config overrides</text:p>
      <text:p text:style-name="P113">provisioning.provisionSlaveNodes(2, overrides);</text:p>
      <text:p text:style-name="P63"/>
      <text:list xml:id="list39488103" text:continue-numbering="true" text:style-name="Outline">
        <text:list-item>
          <text:list>
            <text:list-item>
              <text:list>
                <text:list-item>
                  <text:h text:style-name="P147" text:outline-level="3">Accessing and using the node MBeans</text:h>
                </text:list-item>
              </text:list>
            </text:list-item>
          </text:list>
        </text:list-item>
      </text:list>
      <text:p text:style-name="P9">JPPF provides an API that simplifies access to the JMX-based management features of a node, by abstracting most of the complexities of JMX programming. This API is represented by the class <text:a xlink:type="simple" xlink:href="http://www.jppf.org/api-5/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39467984" text:continue-numbering="true" text:style-name="Outline">
        <text:list-item>
          <text:list>
            <text:list-item>
              <text:list>
                <text:list-item>
                  <text:list>
                    <text:list-item>
                      <text:h text:style-name="P133" text:outline-level="4">Connecting to an MBean server</text:h>
                    </text:list-item>
                  </text:list>
                </text:list-item>
              </text:list>
            </text:list-item>
          </text:list>
        </text:list-item>
      </text:list>
      <text:p text:style-name="P1">Connectin<text:span text:style-name="T82">g</text:span> to a node MBean server is done in two steps:</text:p>
      <text:p text:style-name="P1"/>
      <text:p text:style-name="P19">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85">and secure flag</text:span>:</text:p>
      <text:p text:style-name="Code_20_block">JMXNodeConnectionWrapper wrapper = new JMXNodeConnectionWrapper(host, port, <text:span text:style-name="T78">secure</text:span>);</text:p>
      <text:p text:style-name="P1"/>
      <text:p text:style-name="P1">Here <text:span text:style-name="Code_20_char">host</text:span> and <text:span text:style-name="Code_20_char">port</text:span> represent the node's configuration properties “jppf.management.host” and “jppf.management.port”, <text:span text:style-name="T78">and </text:span><text:span text:style-name="Code_20_char"><text:span text:style-name="T78">secure</text:span></text:span><text:span text:style-name="T78"> is a boolean flag indicating whether network transport is secured via SSL/TLS.</text:span></text:p>
      <text:p text:style-name="P1"/>
      <text:p text:style-name="P19">b. Initiate the connection to the MBean server and wait until it is established</text:p>
      <text:p text:style-name="P1"/>
      <text:p text:style-name="P1"><text:span text:style-name="T26">Synchronously</text:span>:</text:p>
      <text:p text:style-name="P1"/>
      <text:p text:style-name="P68">// connect and wait for the connection to be established</text:p>
      <text:p text:style-name="P68">// choose a reasonable value for the timeout, or 0 for no timeout</text:p>
      <text:p text:style-name="Code_20_block">wrapper.connectAndWait(timeout);</text:p>
      <text:p text:style-name="P1"/>
      <text:p text:style-name="P1"><text:span text:style-name="T26">Asynchronously</text:span>:</text:p>
      <text:p text:style-name="P1"/>
      <text:p text:style-name="P68">// initiate the connection; this method returns immediately</text:p>
      <text:p text:style-name="Code_20_block">wrapper.connect()</text:p>
      <text:p text:style-name="Code_20_block"/>
      <text:p text:style-name="P68">// ... do something else ...</text:p>
      <text:p text:style-name="Code_20_block"/>
      <text:p text:style-name="P68">// check if we are connected</text:p>
      <text:p text:style-name="Code_20_block">if (wrapper.isConnected()) ...;</text:p>
      <text:p text:style-name="Code_20_block">else ...;</text:p>
      <text:list xml:id="list39496603"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68">J</text:span>MXNodeConnectionWrapper wrapper = new JMXNodeConnectionWrapper(host, port, <text:span text:style-name="T82">secure</text:span>);</text:p>
      <text:p text:style-name="Code_20_block">wrapper.connectAndWait(timeout);</text:p>
      <text:p text:style-name="P68">// get the number of tasks executed since the last reset</text:p>
      <text:p text:style-name="Code_20_block">int nbTasks = wrapper.state().getNbTasksExecuted();</text:p>
      <text:p text:style-name="P68">// stop the node</text:p>
      <text:p text:style-name="Code_20_block">wrapper.<text:span text:style-name="T23">shutdown();</text:span></text:p>
      <text:list xml:id="list39465303"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79">secure</text:span>);</text:p>
      <text:p text:style-name="Code_20_block">wrapper.connectAndWait(timeout);</text:p>
      <text:p text:style-name="P68">//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68">// get the total CPU time used</text:p>
      <text:p text:style-name="P83">long cpuTime = (Long) wrapper.invoke(JPPFNodeTaskMonitorMBean.MBEAN_NAME,</text:p>
      <text:p text:style-name="P78"><text:s text:c="2"/>"getTotalTaskCpuTime", (Object[]) null, (String[]) null);</text:p>
      <text:list xml:id="list39468348"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20">A proxy is a dynamically created object that implements an interface specified at runtime.</text:p>
      <text:p text:style-name="P20">The standard JMX API provides a way to create a proxy to a remote or local MBeans. This is done as follows:</text:p>
      <text:p text:style-name="P20"/>
      <text:p text:style-name="Code_20_block">JMXNodeConnectionWrapper wrapper = new JMXNodeConnectionWrapper(host, port, <text:span text:style-name="T79">secure</text:span>);</text:p>
      <text:p text:style-name="Code_20_block">wrapper.connectAndWait(timeout);</text:p>
      <text:p text:style-name="Code_20_block"/>
      <text:p text:style-name="P68">// create the proxy instance</text:p>
      <text:p text:style-name="Code_20_block">JPPFNodeTaskMonitorMBean proxy = <text:span text:style-name="T5">wrapper.getProxy(</text:span></text:p>
      <text:p text:style-name="P80"><text:s text:c="2"/>JPPFNodeTaskMonitorMBean.MBEAN_NAME, JPPFNodeTaskMonitorMBean.class);</text:p>
      <text:p text:style-name="Code_20_block"/>
      <text:p text:style-name="P68">// get the total CPU time used</text:p>
      <text:p text:style-name="Code_20_block">long cpuTime = proxy.getTotalTaskCpuTime();</text:p>
      <text:list xml:id="list39496943"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0">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0"/>
      <text:p text:style-name="P21">a. Using a proxy to the MBean</text:p>
      <text:p text:style-name="P20"/>
      <text:p text:style-name="Code_20_block">JMXNodeConnectionWrapper wrapper = new JMXNodeConnectionWrapper(host, port, <text:span text:style-name="T79">secure</text:span>);</text:p>
      <text:p text:style-name="Code_20_block">wrapper.connectAndWait(timeout);</text:p>
      <text:p text:style-name="Code_20_block">JPPFNodeTaskMonitorMBean proxy = <text:span text:style-name="T28">wrapper.getProxy(</text:span></text:p>
      <text:p text:style-name="P81"><text:s text:c="2"/>JPPFNodeTaskMonitorMBean.MBEAN_NAME, JPPFNodeTaskMonitorMBean.class);</text:p>
      <text:p text:style-name="Code_20_block"/>
      <text:p text:style-name="P68">// subscribe to all notifications from the MBean</text:p>
      <text:p text:style-name="Code_20_block"><text:span text:style-name="T5">proxy.addNotificationListener(myNotificationListener, null, null)</text:span>;</text:p>
      <text:p text:style-name="Standard"/>
      <text:p text:style-name="P18">b. Using the MBeanServerConnection API</text:p>
      <text:p text:style-name="Standard"/>
      <text:p text:style-name="Code_20_block">JMXNodeConnectionWrapper wrapper = new JMXNodeConnectionWrapper(host, port, <text:span text:style-name="T79">secure</text:span>);</text:p>
      <text:p text:style-name="Code_20_block">wrapper.connectAndWait(timeout);</text:p>
      <text:p text:style-name="Code_20_block">MBeanServerConnection mbsc = wrapper.getMbeanConnection();</text:p>
      <text:p text:style-name="Code_20_block">ObjectName objectName = new ObjectName(<text:span text:style-name="T28">JPPFNodeTaskMonitorMBean.</text:span><text:span text:style-name="T24">MBEAN_NAME);</text:span></text:p>
      <text:p text:style-name="Code_20_block"/>
      <text:p text:style-name="P68">// subscribe to all notifications from the MBean</text:p>
      <text:p text:style-name="Code_20_block">mbsc<text:span text:style-name="T5">.addNotificationListener(objectName, myNotificationListener, null, null)</text:span>;</text:p>
      <text:p text:style-name="P22"/>
      <text:p text:style-name="Standard">Here is an example notification listener implementing the <text:a xlink:type="simple" xlink:href="http://docs.oracle.com/javase/7/docs/api/index.html?javax/management/NotificationListener.html"><text:span text:style-name="Code_20_char">NotificationListener</text:span></text:a> interface:</text:p>
      <text:p text:style-name="P58"/>
      <text:p text:style-name="P68">// this class counts the number of tasks executed, along with</text:p>
      <text:p text:style-name="P68">//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9">//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9">//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p text:style-name="Standard"/>
      <text:list xml:id="list39494571" text:continue-numbering="true" text:style-name="Outline">
        <text:list-item>
          <text:list>
            <text:list-item>
              <text:list>
                <text:list-item>
                  <text:h text:style-name="Heading_20_3" text:outline-level="3"><text:soft-page-break/>Remote logging</text:h>
                </text:list-item>
              </text:list>
            </text:list-item>
          </text:list>
        </text:list-item>
      </text:list>
      <text:p text:style-name="P1">It is possible to receive logging messages from a node as JMX notifications. Specific implementation<text:span text:style-name="T75">s</text:span> are available for Log4j and JDK logging.</text:p>
      <text:p text:style-name="Standard"/>
      <text:p text:style-name="Standard">To configure Log4j for emitting JMX notifications, edit the log4j configuration files of the node and add the following:</text:p>
      <text:p text:style-name="Standard"/>
      <text:p text:style-name="P68">###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Code_20_block"/>
      <text:p text:style-name="P68">###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68"># list of handlers</text:p>
      <text:p text:style-name="Code_20_block">handlers= java.util.logging.FileHandler, <text:span text:style-name="T5">org.jppf.logging.jdk.JmxHandler</text:span></text:p>
      <text:p text:style-name="Code_20_block"/>
      <text:p text:style-name="P68">#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8">// get a JMX connection to the node MBean server</text:p>
      <text:p text:style-name="Code_20_block">JMXNodeConnectionWrapper jmxNode = new JMXNodeConnectionWrapper(host, port, <text:span text:style-name="T79">secure</text:span>);</text:p>
      <text:p text:style-name="Code_20_block">jmxNode.connectAndWait(5000L);</text:p>
      <text:p text:style-name="P68">// get a proxy to the MBean</text:p>
      <text:p text:style-name="Code_20_block">JmxLogger nodeProxy = jmxNode.getProxy(JmxLogger.<text:span text:style-name="T30">DEFAULT_MBEAN_NAME</text:span>, JmxLogger.class);</text:p>
      <text:p text:style-name="Code_20_block"/>
      <text:p text:style-name="P68">// use a handback object so we know where the log messages come from</text:p>
      <text:p text:style-name="Code_20_block">String source = "node <text:s text:c="2"/>" + jmxNode.getHost() + ":" + jmxNode.getPort();</text:p>
      <text:p text:style-name="P68">//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68">// Logging notification listener that prints remote log messages</text:p>
      <text:p text:style-name="P68">// to the console</text:p>
      <text:p text:style-name="Code_20_block">public class MyLoggingHandler implements NotificationListener {</text:p>
      <text:p text:style-name="Code_20_block"><text:s text:c="2"/><text:span text:style-name="T9">//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39497263" text:continue-numbering="true" text:style-name="Outline">
        <text:list-item>
          <text:list>
            <text:list-item>
              <text:h text:style-name="P137"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39469547"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6">MBean name: “<text:span text:style-name="T5">org.jppf:name=admin,type=driver</text:span>”</text:p>
      <text:p text:style-name="P16">This is also the value of the constant <text:a xlink:type="simple" xlink:href="http://www.jppf.org/api-5/org/jppf/management/JPPFDriverAdminMBean.html#MBEAN_NAME"><text:span text:style-name="Code_20_char">JPPFDriverAdminMBean.MBEAN_NAME</text:span></text:a>.</text:p>
      <text:p text:style-name="P16"/>
      <text:p text:style-name="P1">This MBean's role is to perform management and monitoring of the server. It exposes the <text:a xlink:type="simple" xlink:href="http://www.jppf.org/api-5/index.html?org/jppf/management/JPPFDriverAdminMBean.html"><text:span text:style-name="Code_20_char">JPPFDriverAdminMBean</text:span></text:a> interface, which provides the functionalities described hereafter.</text:p>
      <text:list xml:id="list39497369"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74">o</text:span>vides statistics on execution performance, network overhead, server queue behavior, number of connected nodes and clients:</text:p>
      <text:p text:style-name="P16"/>
      <text:p text:style-name="P82">public interface JPPFDriverAdminMBean extends JPPFAdminMBean {</text:p>
      <text:p text:style-name="P68"><text:s text:c="2"/>// Get the latest statistics snapshot from the JPPF driver</text:p>
      <text:p text:style-name="Code_20_block"><text:s text:c="2"/>public JPPFStat<text:span text:style-name="T73">i</text:span>s<text:span text:style-name="T73">tics</text:span> statistics() throws Exception;</text:p>
      <text:p text:style-name="Code_20_block">}</text:p>
      <text:p text:style-name="P16"/>
      <text:p text:style-name="P8">This method returns an object of type <text:a xlink:type="simple" xlink:href="http://www.jppf.org/api-5/index.html?org/jppf/utils/stats/JPPFStatistics.html"><text:span text:style-name="Code_20_char"><text:span text:style-name="T72">JPPFStatistics</text:span></text:span></text:a>. We invite you to read <text:span text:style-name="T73">the dedicated section in </text:span><text:span text:style-name="T4">Development Guide &gt; The JPPF statistics API</text:span> <text:span text:style-name="T73">for the full details of its usage</text:span>.</text:p>
      <text:p text:style-name="P1"/>
      <text:p text:style-name="P1">Additionally, you can reset the server statistics using the following method:</text:p>
      <text:p text:style-name="P1"/>
      <text:p text:style-name="P82">public interface JPPFDriverAdminMBean extends JPPFAdminMBean {</text:p>
      <text:p text:style-name="P68"><text:s text:c="2"/>// Reset the JPPF driver statistics</text:p>
      <text:p text:style-name="Code_20_block"><text:s text:c="2"/>public void resetStatistics() throws Exception;</text:p>
      <text:p text:style-name="P79">}</text:p>
      <text:list xml:id="list39480283"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82">public interface JPPFDriverAdminMBean extends JPPFAdminMBean {</text:p>
      <text:p text:style-name="P68"><text:s text:c="2"/>// Perform a shutdown or restart of the server. The server stops after</text:p>
      <text:p text:style-name="P68"><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6"/>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39483751"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82">public interface JPPFDriverAdminMBean extends JPPFAdminMBean {</text:p>
      <text:p text:style-name="P68"><text:s text:c="2"/>// Request the JMX connection information for all nodes attached to the server.</text:p>
      <text:p text:style-name="Code_20_block"><text:s text:c="2"/>public Collection&lt;JPPFManagementInfo&gt; nodesInformation() throws Exception;</text:p>
      <text:p text:style-name="Code_20_block"/>
      <text:p text:style-name="Code_20_block"><text:s text:c="2"/><text:span text:style-name="T9">// Get the number of nodes currently attached to the server.</text:span></text:p>
      <text:p text:style-name="Code_20_block"><text:s text:c="2"/>public Integer nbNodes() throws Exception;</text:p>
      <text:p text:style-name="Code_20_block">}</text:p>
      <text:p text:style-name="P16"/>
      <text:p text:style-name="P1">The <text:a xlink:type="simple" xlink:href="http://www.jppf.org/api-5/index.html?org/jppf/management/JPPFManagementInfo.html"><text:span text:style-name="Code_20_char">JPPFManagementInfo</text:span></text:a> objects returned in the resulting collection encapsulate enough information to connect to the corresponding node's MBean server:</text:p>
      <text:p text:style-name="P16"/>
      <text:p text:style-name="P123">public class JPPFManagementInfo</text:p>
      <text:p text:style-name="P88"><text:s text:c="2"/>implements Serializable, Comparable&lt;JPPFManagementInfo&gt; {</text:p>
      <text:p text:style-name="Code_20_block"><text:span text:style-name="T31"><text:s text:c="2"/></text:span><text:span text:style-name="T10">// Get the host on which the driver or node is running</text:span></text:p>
      <text:p text:style-name="P88"><text:s text:c="2"/>public synchronized String getHost();</text:p>
      <text:p text:style-name="P88"/>
      <text:p text:style-name="Code_20_block"><text:span text:style-name="T31"><text:s text:c="2"/></text:span><text:span text:style-name="T10">// Get the port on which the node's JMX server is listening</text:span></text:p>
      <text:p text:style-name="P88"><text:s text:c="2"/>public synchronized int getPort()</text:p>
      <text:p text:style-name="P88"/>
      <text:p text:style-name="Code_20_block"><text:span text:style-name="T31"><text:s text:c="2"/></text:span><text:span text:style-name="T10">// Get the driver or node's unique id</text:span></text:p>
      <text:p text:style-name="P88"><text:s text:c="2"/>public String getUuid()</text:p>
      <text:p text:style-name="P88"/>
      <text:p text:style-name="P87"><text:span text:style-name="T31"><text:s text:c="2"/></text:span><text:span text:style-name="T10">// Determine whether this is a driver connected as a node to another driver</text:span></text:p>
      <text:p text:style-name="P89"><text:s text:c="2"/>public boolean isPeer()</text:p>
      <text:p text:style-name="P88"/>
      <text:p text:style-name="Code_20_block"><text:span text:style-name="T31"><text:s text:c="2"/></text:span><text:span text:style-name="T10">// Determine whether this information represents a real node</text:span></text:p>
      <text:p text:style-name="P88"><text:s text:c="2"/>public boolean isNode()</text:p>
      <text:p text:style-name="P88"/>
      <text:p text:style-name="Code_20_block"><text:span text:style-name="T31"><text:s text:c="2"/></text:span><text:span text:style-name="T10">// Determine whether this is a driver</text:span></text:p>
      <text:p text:style-name="P88"><text:s text:c="2"/>public boolean isDriver()</text:p>
      <text:p text:style-name="P88"/>
      <text:p text:style-name="Code_20_block"><text:span text:style-name="T31"><text:s text:c="2"/></text:span><text:span text:style-name="T10">// Determine whether communication is be secured via SSL/TLS</text:span></text:p>
      <text:p text:style-name="P88"><text:s text:c="2"/>public boolean isSecure()</text:p>
      <text:p text:style-name="P88"/>
      <text:p text:style-name="Code_20_block"><text:span text:style-name="T31"><text:s text:c="2"/></text:span><text:span text:style-name="T10">// Determine whether this information represents a local node</text:span></text:p>
      <text:p text:style-name="P88"><text:s text:c="2"/>public boolean isLocal()</text:p>
      <text:p text:style-name="P88"/>
      <text:p text:style-name="Code_20_block"><text:span text:style-name="T31"><text:s text:c="2"/></text:span><text:span text:style-name="T10">// Determine whether the node is active or inactive</text:span></text:p>
      <text:p text:style-name="P88"><text:s text:c="2"/>public boolean isActive()</text:p>
      <text:p text:style-name="P88">}</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6"/>
      <text:p text:style-name="P68">// Obtain connection information for all attached nodes</text:p>
      <text:p text:style-name="Code_20_block">Collection&lt;JPPFManagementInfo&gt; nodesInfo = myDriverMBeanProxy.nodesInformation();</text:p>
      <text:p text:style-name="P68">// for each node</text:p>
      <text:p text:style-name="Code_20_block">for (JPPFManagementInfo info: nodesInfo) {</text:p>
      <text:p text:style-name="Code_20_block"><text:s text:c="2"/><text:span text:style-name="T9">// create a JMX connection wrapper based on the node information</text:span></text:p>
      <text:p text:style-name="Code_20_block"><text:s text:c="2"/>JMXNodeConnectionWrapper wrapper =</text:p>
      <text:p text:style-name="Code_20_block"><text:s text:c="4"/>new JMXNodeConnectionWrapper(info.getHost(), info.getPort());</text:p>
      <text:p text:style-name="Code_20_block"><text:s text:c="2"/><text:span text:style-name="T9">// connect to the node's MBean server</text:span></text:p>
      <text:p text:style-name="Code_20_block"><text:s text:c="2"/>wrapper.connectAndWait(5000);</text:p>
      <text:p text:style-name="Code_20_block"><text:s text:c="2"/><text:span text:style-name="T9">//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39473983"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9">// Request the JMX connection information for the</text:span></text:p>
      <text:p text:style-name="Code_20_block"><text:s text:c="2"/><text:span text:style-name="T9">// currently idle nodes attached to the server.</text:span></text:p>
      <text:p text:style-name="Code_20_block"><text:s text:c="2"/>public Collection&lt;JPPFManagementInfo&gt; idleNodesInformation() throws Exception;</text:p>
      <text:p text:style-name="Code_20_block"/>
      <text:p text:style-name="Code_20_block"><text:s text:c="2"/><text:span text:style-name="T9">// Get the number of currently idle nodes attached to the server.</text:span></text:p>
      <text:p text:style-name="Code_20_block"><text:s text:c="2"/>public Integer nbIdleNodes() throws Exception;</text:p>
      <text:p text:style-name="Code_20_block">}</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39487225" text:continue-numbering="true" text:style-name="Outline">
        <text:list-item>
          <text:list>
            <text:list-item>
              <text:list>
                <text:list-item>
                  <text:list>
                    <text:list-item>
                      <text:h text:style-name="P136" text:outline-level="4">Switching the nodes active state</text:h>
                    </text:list-item>
                  </text:list>
                </text:list-item>
              </text:list>
            </text:list-item>
          </text:list>
        </text:list-item>
      </text:list>
      <text:p text:style-name="P4"><text:span text:style-name="T35">From the server's perspective, the no</text:span><text:span text:style-name="T43">d</text:span><text:span text:style-name="T35">es can be considered either active or inactive. When a node is “active” the server </text:span><text:span text:style-name="T35">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26"/>
      <text:p text:style-name="P26">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26"/>
      <text:p text:style-name="P26">This can be done with the following method:</text:p>
      <text:p text:style-name="P26"/>
      <text:p text:style-name="P84">public interface JPPFDriverAdminMBean extends JPPFAdminMBean {</text:p>
      <text:p text:style-name="P69"><text:s text:c="2"/>// <text:span text:style-name="T36">T</text:span><text:span text:style-name="T37">oggle the activate state of the specified nodes</text:span></text:p>
      <text:p text:style-name="P96"><text:s text:c="2"/>public <text:span text:style-name="T35">void</text:span> <text:span text:style-name="T35">toggleActiveState</text:span>(<text:span text:style-name="T35">NodeSelector selector</text:span>) throws Exception;</text:p>
      <text:p text:style-name="P97">}</text:p>
      <text:p text:style-name="P26"/>
      <text:p text:style-name="P5"><text:span text:style-name="T36">This method acts as an on/off switch: nodes in the 'active' state will be deactivated, whereas nodes in the 'inactive' state will be activated. Also note that this method uses a </text:span><text:a xlink:type="simple" xlink:href="#1.3.1.Node selectors|outline"><text:span text:style-name="T40">node selector</text:span></text:a><text:span text:style-name="T40"> </text:span><text:span text:style-name="T36">to specifiy which nodes it applies to.</text:span></text:p>
      <text:list xml:id="list39489016"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6">The driver management MBean provides <text:span text:style-name="T41">2</text:span> methods to dynamically obtain <text:span text:style-name="T41">or</text:span> change the server's load balancing settings:</text:p>
      <text:p text:style-name="P16"/>
      <text:p text:style-name="P82">public interface JPPFDriverAdminMBean extends JPPFAdminMBean {</text:p>
      <text:p text:style-name="P68"><text:s text:c="2"/>// Obtain the current load-balancing settings.</text:p>
      <text:p text:style-name="Code_20_block"><text:s text:c="2"/>public LoadBalancingInformation loadBalancerInformation() throws Exception;</text:p>
      <text:p text:style-name="Code_20_block">}</text:p>
      <text:p text:style-name="P16"/>
      <text:p text:style-name="P16">This method returns an object of type <text:a xlink:type="simple" xlink:href="http://www.jppf.org/api-5/index.html?org/jppf/server/scheduler/bundle/LoadBalancingInformation.html"><text:span text:style-name="Code_20_char">LoadBalancingInformation</text:span></text:a>, defined as follows:</text:p>
      <text:p text:style-name="P16"/>
      <text:p text:style-name="Code_20_block">public class LoadBalancingInformation implements Serializable {</text:p>
      <text:p text:style-name="Code_20_block"><text:s text:c="2"/><text:span text:style-name="T9">// Get the name of the algorithm</text:span></text:p>
      <text:p text:style-name="Code_20_block"><text:s text:c="2"/>public String getAlgorithm()</text:p>
      <text:p text:style-name="Code_20_block"><text:s text:c="2"/><text:span text:style-name="T9">// Get the algorithm's parameters</text:span></text:p>
      <text:p text:style-name="Code_20_block"><text:s text:c="2"/>public TypedProperties getParameters()</text:p>
      <text:p text:style-name="Code_20_block"><text:s text:c="2"/><text:span text:style-name="T9">// Get the names of all available algorithms</text:span></text:p>
      <text:p text:style-name="Code_20_block"><text:s text:c="2"/>public List&lt;String&gt; getAlgorithmNames()</text:p>
      <text:p text:style-name="Code_20_block">}</text:p>
      <text:p text:style-name="Standard"/>
      <text:p text:style-name="P16"><text:span text:style-name="T26">Notes</text:span>:</text:p>
      <text:p text:style-name="P16"/>
      <text:list xml:id="list609961824214557417" text:style-name="List_20_2">
        <text:list-item>
          <text:p text:style-name="P124">the value of <text:span text:style-name="T1">algorithm</text:span> is included in the list of algorithm names</text:p>
        </text:list-item>
        <text:list-item>
          <text:p text:style-name="P124"><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82">public interface JPPFDriverAdminMBean extends JPPFAdminMBean {</text:p>
      <text:p text:style-name="P68"><text:s text:c="2"/>// Change the load-balancing settings.</text:p>
      <text:p text:style-name="P116"><text:s text:c="2"/>public String changeLoadBalancerSettings(String algorithm, Map parameters)</text:p>
      <text:p text:style-name="P116"><text:s text:c="4"/>throws Exception;</text:p>
      <text:p text:style-name="Code_20_block">}</text:p>
      <text:p text:style-name="P1"/>
      <text:p text:style-name="P1">Where:</text:p>
      <text:list xml:id="list39493795" text:continue-numbering="true" text:style-name="List_20_2">
        <text:list-item>
          <text:p text:style-name="P125"><text:span text:style-name="Code_20_char">algorithm</text:span> is the name of the algorithm to use. If it is not known to the server, no change occurs.</text:p>
        </text:list-item>
        <text:list-item>
          <text:p text:style-name="P125"><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39487267" text:continue-list="list39489016" text:style-name="Outline">
        <text:list-item>
          <text:list>
            <text:list-item>
              <text:list>
                <text:list-item>
                  <text:list>
                    <text:list-item>
                      <text:h text:style-name="Heading_20_4"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5/index.html?org/jppf/node/policy/ExecutionPolicy.html">execution policy</text:a>. This enables testing whether a job, holding this execution policy as part of its SLA, would be executed, before submitting it:</text:p>
      <text:p text:style-name="Standard"/>
      <text:p text:style-name="P82"><text:soft-page-break/>public interface JPPFDriverAdminMBean extends JPPFAdminMBean {</text:p>
      <text:p text:style-name="P68"><text:s text:c="2"/>// Compute the number of nodes matching the specified policy.</text:p>
      <text:p text:style-name="Code_20_block"><text:s text:c="2"/>public Integer matchingNodes(ExecutionPolicy policy) throws Exception;</text:p>
      <text:p text:style-name="Code_20_block">}</text:p>
      <text:list xml:id="list39483357" text:continue-numbering="true" text:style-name="Outline">
        <text:list-item>
          <text:list>
            <text:list-item>
              <text:list>
                <text:list-item>
                  <text:list>
                    <text:list-item>
                      <text:h text:style-name="P134" text:outline-level="4">Driver UDP broadcasting state</text:h>
                    </text:list-item>
                  </text:list>
                </text:list-item>
              </text:list>
            </text:list-item>
          </text:list>
        </text:list-item>
      </text:list>
      <text:p text:style-name="P67">The driver management MBean has a read-write attribute which allows monitoring and setting its ability to boradcast its connection information to clients, nodes or other servers, via UDP. This atribute isdefined via the following accessors:</text:p>
      <text:p text:style-name="P67"/>
      <text:p text:style-name="P86">public interface JPPFDriverAdminMBean extends JPPFAdminMBean {</text:p>
      <text:p text:style-name="P115"><text:span text:style-name="T90"><text:s text:c="2"/></text:span><text:span text:style-name="T21">// Determine whether the driver is broadcasting</text:span></text:p>
      <text:p text:style-name="P117"><text:s text:c="2"/>Boolean isBroadcasting() throws Exception;</text:p>
      <text:p text:style-name="P117"/>
      <text:p text:style-name="P115"><text:span text:style-name="T90"><text:s text:c="2"/></text:span><text:span text:style-name="T21">// Activate or deactivate the broadcasting of the driver's connection information</text:span></text:p>
      <text:p text:style-name="P117"><text:s text:c="2"/>void setBroadcasting(Boolean broadcasting) throws Exception;</text:p>
      <text:p text:style-name="P117">}</text:p>
      <text:list xml:id="list39483885" text:continue-numbering="true" text:style-name="Outline">
        <text:list-item>
          <text:list>
            <text:list-item>
              <text:list>
                <text:list-item>
                  <text:h text:style-name="P143" text:outline-level="3">Job-level management and monitoring</text:h>
                </text:list-item>
              </text:list>
            </text:list-item>
          </text:list>
        </text:list-item>
      </text:list>
      <text:p text:style-name="P16">MBean name: “<text:span text:style-name="T5">org.jppf:name=jobManagement,type=driver</text:span>”</text:p>
      <text:p text:style-name="P16">This is also the value of the constant <text:a xlink:type="simple" xlink:href="http://www.jppf.org/api-5/org/jppf/server/job/management/DriverJobManagementMBean.html#MBEAN_NAME"><text:span text:style-name="Code_20_char">DriverJobManagementMBean.MBEAN_NAME</text:span></text:a>.</text:p>
      <text:p text:style-name="P16"/>
      <text:p text:style-name="P1">The role of this MBean is to control and monitor the life cycle of all jobs submitted to the server. It exposes the <text:a xlink:type="simple" xlink:href="http://www.jppf.org/api-5/index.html?org/jppf/server/job/management/DriverJobManagementMBean.html"><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9">// Cancel the job with the specified id</text:span></text:p>
      <text:p text:style-name="Code_20_block"><text:s text:c="2"/>public void cancelJob(String jobUuid) throws Exception;</text:p>
      <text:p text:style-name="Code_20_block"><text:s text:c="2"/><text:span text:style-name="T9">// Suspend the job with the specified id</text:span></text:p>
      <text:p text:style-name="Code_20_block"><text:s text:c="2"/>public void suspendJob(String jobUuid, Boolean requeue) throws Exception;</text:p>
      <text:p text:style-name="Code_20_block"><text:s text:c="2"/><text:span text:style-name="T9">// Resume the job with the specified id</text:span></text:p>
      <text:p text:style-name="Code_20_block"><text:s text:c="2"/>public void resumeJob(String jobUuid) throws Exception;</text:p>
      <text:p text:style-name="Code_20_block"><text:s text:c="2"/><text:span text:style-name="T9">// Update the maximum number of nodes a job can run on</text:span></text:p>
      <text:p text:style-name="Code_20_block"><text:s text:c="2"/>public void updateMaxNodes(String jobUuid, Integer maxNodes) throws Exception;</text:p>
      <text:p text:style-name="Code_20_block"><text:s text:c="2"/><text:span text:style-name="T9">// Update the priority of a job</text:span></text:p>
      <text:p text:style-name="Code_20_block"><text:s text:c="2"/>void updatePriority(String jobUuid, Integer newPriority);</text:p>
      <text:p text:style-name="Code_20_block"><text:s text:c="2"/><text:span text:style-name="T9">// Get the set of ids for all the jobs currently queued or executing</text:span></text:p>
      <text:p text:style-name="Code_20_block"><text:s text:c="2"/>public String[] getAllJobIds() throws Exception;</text:p>
      <text:p text:style-name="Code_20_block"><text:s text:c="2"/><text:span text:style-name="T9">// Get an object describing the job with the specified id</text:span></text:p>
      <text:p text:style-name="Code_20_block"><text:s text:c="2"/>public JobInformation getJobInformation(String jobUuid) throws Exception;</text:p>
      <text:p text:style-name="Code_20_block"><text:s text:c="2"/><text:span text:style-name="T9">// Get a list of objects describing the nodes to which the whole</text:span></text:p>
      <text:p text:style-name="Code_20_block"><text:s text:c="2"/><text:span text:style-name="T9">// or part of a job was dispatched</text:span></text:p>
      <text:p text:style-name="Code_20_block"><text:s text:c="2"/>public NodeJobInformation[] getNodeInformation(String jobUuid) throws Exception;</text:p>
      <text:p text:style-name="Code_20_block"><text:s text:c="2"/><text:span text:style-name="T9">// Update the priority of a job</text:span></text:p>
      <text:p text:style-name="Code_20_block"><text:s text:c="2"/>void updatePriority(String jobUuid, Integer newPriority);</text:p>
      <text:p text:style-name="Code_20_block">}</text:p>
      <text:p text:style-name="P1"/>
      <text:p text:style-name="P1"><text:span text:style-name="T27">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39482422"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82">public interface DriverJobManagementMBean extends NotificationEmitter {</text:p>
      <text:p text:style-name="P68"><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P82"><text:soft-page-break/>public interface DriverJobManagementMBean extends NotificationEmitter {</text:p>
      <text:p text:style-name="P68"><text:s text:c="2"/>// Suspend the job with the specified uuid</text:p>
      <text:p text:style-name="Code_20_block"><text:s text:c="2"/>public void suspendJob(String jobUuid, Boolean requeue) throws Exception;</text:p>
      <text:p text:style-name="Code_20_block">}</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39472231" text:continue-list="list39493795" text:style-name="List_20_2">
        <text:list-item>
          <text:p text:style-name="P125">if <text:span text:style-name="T5">true</text:span>, then the sub-job is canceled and inserted back into the server queue, for execution at a later time</text:p>
        </text:list-item>
        <text:list-item>
          <text:p text:style-name="P125">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82">public interface DriverJobManagementMBean extends NotificationEmitter {</text:p>
      <text:p text:style-name="P68"><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39474536" text:continue-list="list39482422"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82">public interface DriverJobManagementMBean extends NotificationEmitter {</text:p>
      <text:p text:style-name="P68"><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39489950"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82">public interface DriverJobManagementMBean extends NotificationEmitter {</text:p>
      <text:p text:style-name="P68"><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39482239"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82">public interface DriverJobManagementMBean extends NotificationEmitter {</text:p>
      <text:p text:style-name="P68"><text:s text:c="2"/>// Get the set of uuids for all the jobs currently queued or executing</text:p>
      <text:p text:style-name="Code_20_block"><text:s text:c="2"/>public String[] getAllJobIds() throws Exception;</text:p>
      <text:p text:style-name="P68"><text:s text:c="2"/>// Get an object describing the job with the specified uuid</text:p>
      <text:p text:style-name="Code_20_block"><text:s text:c="2"/>public JobInformation getJobInformation(String jobUuid) throws Exception;</text:p>
      <text:p text:style-name="P68"><text:s text:c="2"/>// Get a list of objects describing the sub-jobs of a job,</text:p>
      <text:p text:style-name="P68"><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5/index.html?org/jppf/job/JobInformation.html"><text:span text:style-name="Code_20_char">JobInformation</text:span></text:a>, defined as follows:</text:p>
      <text:p text:style-name="P1"/>
      <text:p text:style-name="P122">public class JobInformation implements Serializable {</text:p>
      <text:p text:style-name="Code_20_block"><text:s text:c="2"/><text:span text:style-name="T9">// the job's name</text:span></text:p>
      <text:p text:style-name="Code_20_block"><text:s text:c="2"/>public String getJobName()</text:p>
      <text:p text:style-name="Code_20_block"><text:s text:c="2"/><text:span text:style-name="T9">// the current number of tasks in the job or sub-job</text:span></text:p>
      <text:p text:style-name="Code_20_block"><text:s text:c="2"/>public int getTaskCount()</text:p>
      <text:p text:style-name="Code_20_block"><text:s text:c="2"/><text:span text:style-name="T9">// the priority of this task bundle</text:span></text:p>
      <text:p text:style-name="Code_20_block"><text:s text:c="2"/>public int getPriority()</text:p>
      <text:p text:style-name="Code_20_block"><text:s text:c="2"/><text:span text:style-name="T9">// the initial task count of the job (at submission time)</text:span></text:p>
      <text:p text:style-name="Code_20_block"><text:s text:c="2"/>public int getInitialTaskCount()</text:p>
      <text:p text:style-name="Code_20_block"><text:s text:c="2"/><text:span text:style-name="T9">// determine whether the job is in suspended state</text:span></text:p>
      <text:p text:style-name="Code_20_block"><text:s text:c="2"/>public boolean isSuspended()</text:p>
      <text:p text:style-name="Code_20_block"><text:s text:c="2"/><text:span text:style-name="T9">// set the maximum number of nodes this job can run on</text:span></text:p>
      <text:p text:style-name="Code_20_block"><text:s text:c="2"/>public int getMaxNodes()</text:p>
      <text:p text:style-name="Code_20_block"><text:s text:c="2"/><text:span text:style-name="T9">// the pending state of the job</text:span></text:p>
      <text:p text:style-name="Code_20_block"><text:s text:c="2"/><text:span text:style-name="T9">// a job is pending if its scheduled execution date/time has not yet been reached</text:span></text:p>
      <text:p text:style-name="Code_20_block"><text:s text:c="2"/>public boolean isPending()</text:p>
      <text:p text:style-name="Code_20_block">}</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5/index.html?org/jppf/server/job/management/NodeJobInformation.html"><text:span text:style-name="Code_20_char">NodeJobInformation</text:span></text:a>, defined as follows:</text:p>
      <text:p text:style-name="P1"/>
      <text:p text:style-name="P110">public class NodeJobInformation implements Serializable {</text:p>
      <text:p text:style-name="Code_20_block"><text:s text:c="2"/><text:span text:style-name="T9">// The JMX connection information for the node</text:span></text:p>
      <text:p text:style-name="Code_20_block"><text:s text:c="2"/>public final JPPFManagementInfo nodeInfo;</text:p>
      <text:p text:style-name="Code_20_block"/>
      <text:p text:style-name="Code_20_block"><text:s text:c="2"/><text:span text:style-name="T9">//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5/index.html?org/jppf/job/JobInformation.html"><text:span text:style-name="Code_20_char">JobInformation</text:span></text:a> and <text:a xlink:type="simple" xlink:href="http://www.jppf.org/api-5/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39482816"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5/index.html?org/jppf/job/JobNotification.html"><text:span text:style-name="Code_20_char">JobNotification</text:span></text:a>, defined as follows:</text:p>
      <text:p text:style-name="P1"/>
      <text:p text:style-name="Code_20_block">public class JobNotification extends Notification {</text:p>
      <text:p text:style-name="Code_20_block"><text:s text:c="2"/><text:span text:style-name="T9">// the information about the job or sub-job</text:span></text:p>
      <text:p text:style-name="Code_20_block"><text:s text:c="2"/>public JobInformation getJobInformation()</text:p>
      <text:p text:style-name="Code_20_block"/>
      <text:p text:style-name="Code_20_block"><text:s text:c="2"/><text:span text:style-name="T9">// the information about the node (for sub-jobs only)</text:span></text:p>
      <text:p text:style-name="Code_20_block"><text:s text:c="2"/><text:span text:style-name="T9">// null for a job on the server side</text:span></text:p>
      <text:p text:style-name="Code_20_block"><text:s text:c="2"/>public JPPFManagementInfo getNodeInfo()</text:p>
      <text:p text:style-name="Code_20_block"/>
      <text:p text:style-name="Code_20_block"><text:s text:c="2"/><text:span text:style-name="T9">// the creation timestamp for this event</text:span></text:p>
      <text:p text:style-name="Code_20_block"><text:s text:c="2"/>public long getTimestamp()</text:p>
      <text:p text:style-name="Code_20_block"/>
      <text:p text:style-name="Code_20_block"><text:s text:c="2"/><text:span text:style-name="T9">//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5/index.html?org/jppf/job/JobEventType.html"><text:span text:style-name="Code_20_char">JobEventType</text:span></text:a> type safe enumeration) is one of the following:</text:p>
      <text:p text:style-name="P1"/>
      <text:list xml:id="list9029065634886956499" text:style-name="List_20_1">
        <text:list-item>
          <text:p text:style-name="P127">JOB_QUEUED: a new job was submitted to the JPPF driver queue</text:p>
        </text:list-item>
        <text:list-item>
          <text:p text:style-name="P127">JOB_ENDED: a job was completed and sent back to the client</text:p>
        </text:list-item>
        <text:list-item>
          <text:p text:style-name="P127">JOB_DISPATCHED: a sub-job was dispatched to a node</text:p>
        </text:list-item>
        <text:list-item>
          <text:p text:style-name="P127">JOB_RETURNED: a sub job returned from a node</text:p>
        </text:list-item>
        <text:list-item>
          <text:p text:style-name="P127">JOB_UPDATED: one of the job attributes has changed</text:p>
        </text:list-item>
      </text:list>
      <text:p text:style-name="P1"/>
      <text:list xml:id="list39482630" text:continue-list="list39482816" text:style-name="Outline">
        <text:list-item>
          <text:list>
            <text:list-item>
              <text:list>
                <text:list-item>
                  <text:h text:style-name="P147"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5/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5/index.html?org/jppf/management/JPPFDriverAdminMBean.html"><text:span text:style-name="Code_20_char">JPPFDriverAdminMBean</text:span></text:a> interface.</text:p>
      <text:list xml:id="list39496723"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19">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To connect to a <text:span text:style-name="T5">remote</text:span> MBean server, <text:s/>use the constructor specifiying the management host, port <text:span text:style-name="T85">and secure flag</text:span>:</text:p>
      <text:p text:style-name="Code_20_block">JMXDriverConnectionWrapper wrapper = new JMXDriverConnectionWrapper(host, port, <text:span text:style-name="T79">secure</text:span>);</text:p>
      <text:p text:style-name="P1"/>
      <text:p text:style-name="P1">Here <text:span text:style-name="Code_20_char">host</text:span> and <text:span text:style-name="Code_20_char">port</text:span> represent the server's configuration properties “jppf.management.host” and “jppf.management.port”, <text:span text:style-name="T79">and </text:span><text:span text:style-name="Code_20_char"><text:span text:style-name="T79">secure</text:span></text:span><text:span text:style-name="T79"> is a boolean flag indicating whether the network transport is secured via SSL/TLS.</text:span></text:p>
      <text:p text:style-name="P1"/>
      <text:p text:style-name="P19">b. Initiate the connection to the MBean server and wait until it is established</text:p>
      <text:p text:style-name="P1"/>
      <text:p text:style-name="P1">There are two ways to do this:</text:p>
      <text:p text:style-name="P1"/>
      <text:p text:style-name="P1"><text:span text:style-name="T26">Synchronously</text:span>:</text:p>
      <text:p text:style-name="P1"/>
      <text:p text:style-name="P68">// connect and wait for the connection to be established</text:p>
      <text:p text:style-name="P68">// choose a reasonable value for the timeout, or 0 for no timeout</text:p>
      <text:p text:style-name="Code_20_block">wrapper.connectAndWait(timeout);</text:p>
      <text:p text:style-name="P1"/>
      <text:p text:style-name="P1"><text:span text:style-name="T26">Asynchronously</text:span>:</text:p>
      <text:p text:style-name="P1"/>
      <text:p text:style-name="P68">// initiate the connection; this method returns immediately</text:p>
      <text:p text:style-name="Code_20_block">wrapper.connect()</text:p>
      <text:p text:style-name="P68">// ... do something else ...</text:p>
      <text:p text:style-name="Code_20_block"/>
      <text:p text:style-name="P68">// check if we are connected</text:p>
      <text:p text:style-name="Code_20_block">if (wrapper.isConnected()) ...;</text:p>
      <text:p text:style-name="Code_20_block">else ...;</text:p>
      <text:list xml:id="list39474043"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5/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68">// get the ids of all jobs in the server queue</text:p>
      <text:p text:style-name="Code_20_block">String jobUuids = wrapper.getAllJobIds();</text:p>
      <text:p text:style-name="P68">// stop the server in 2 seconds (no restart)</text:p>
      <text:p text:style-name="Code_20_block">wrapper.restartS<text:span text:style-name="T23">hutdown(2000L, -1L);</text:span></text:p>
      <text:list xml:id="list3948289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79">secure</text:span>);</text:p>
      <text:p text:style-name="Code_20_block">wrapper.connectAndWait(timeout);</text:p>
      <text:p text:style-name="Code_20_block"/>
      <text:p text:style-name="P68">//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39487653"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20">A proxy is a dynamically created object that implements an interface specified at runtime.</text:p>
      <text:p text:style-name="P20">The standard JMX API provides a way to create a proxy to a remote or local MBean. This is done as follows:</text:p>
      <text:p text:style-name="P20"/>
      <text:p text:style-name="Code_20_block">JMXDriverConnectionWrapper wrapper = new JMXDriverConnectionWrapper(host, port, <text:span text:style-name="T79">secure</text:span>);</text:p>
      <text:p text:style-name="Code_20_block">wrapper.connectAndWait(timeout);</text:p>
      <text:p text:style-name="P68">// create the proxy instance</text:p>
      <text:p text:style-name="Code_20_block">DriverJobManagementMBean proxy = <text:span text:style-name="T5">wrapper.getProxy(</text:span></text:p>
      <text:p text:style-name="Code_20_block"><text:span text:style-name="T5"><text:s text:c="2"/>DriverJobManagementMBean.</text:span><text:span text:style-name="T25">MBEAN_NAME</text:span><text:span text:style-name="T5">, <text:s/>DriverJobManagementMBean.class);</text:span></text:p>
      <text:p text:style-name="P68">// get the ids of all jobs in the server queue</text:p>
      <text:p text:style-name="Code_20_block">String jobIds = proxy.getAllJobIds();</text:p>
      <text:p text:style-name="Standard"/>
      <text:p text:style-name="P65"><text:span text:style-name="Code_20_char"><text:span text:style-name="T88">JMXDriverConnectionWrapper</text:span></text:span><text:span text:style-name="T88"> also has a more convenient method </text:span><text:span text:style-name="Code_20_char"><text:span text:style-name="T88">getJobManager()</text:span></text:span><text:span text:style-name="T88"> to obtain a proxy to the job management MBean:</text:span></text:p>
      <text:p text:style-name="P66"/>
      <text:p text:style-name="P114">JMXDriverConnectionWrapper wrapper = ...;</text:p>
      <text:p text:style-name="P76">// create the proxy instance</text:p>
      <text:p text:style-name="P114">DriverJobManagementMBean proxy = <text:span text:style-name="T5">wrapper.get</text:span><text:span text:style-name="T8">JobManager</text:span><text:span text:style-name="T5">(</text:span><text:span text:style-name="T8">);</text:span></text:p>
      <text:p text:style-name="P76">// get the ids of all jobs in the server queue</text:p>
      <text:p text:style-name="P114">String jobIds = proxy.getAllJobIds();</text:p>
      <text:list xml:id="list39474137"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0">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0"/>
      <text:p text:style-name="P21">a. Using a proxy to the MBean</text:p>
      <text:p text:style-name="P20"/>
      <text:p text:style-name="Code_20_block">JMXDriverConnectionWrapper wrapper = new JMXNodeConnectionWrapper(host, port, <text:span text:style-name="T79">secure</text:span>);</text:p>
      <text:p text:style-name="Code_20_block">wrapper.connectAndWait(timeout);</text:p>
      <text:p text:style-name="Code_20_block">DriverJobManagementMBean proxy = <text:span text:style-name="T28">wrapper.get</text:span><text:span text:style-name="T29">JobManager(</text:span><text:span text:style-name="T28">);</text:span></text:p>
      <text:p text:style-name="P68">// subscribe to all notifications from the MBean</text:p>
      <text:p text:style-name="Code_20_block"><text:span text:style-name="T5">proxy.addNotificationListener(myJobNotificationListener, null, null)</text:span>;</text:p>
      <text:p text:style-name="Standard"/>
      <text:p text:style-name="P18">b. Using the MBeanServerConnection API</text:p>
      <text:p text:style-name="Standard"/>
      <text:p text:style-name="Code_20_block">JMXDriverConnectionWrapper wrapper = new JMXDriverConnectionWrapper(host, port, <text:span text:style-name="T79">secure</text:span>);</text:p>
      <text:p text:style-name="Code_20_block">wrapper.connectAndWait(timeout);</text:p>
      <text:p text:style-name="Code_20_block">MBeanServerConnection mbsc = wrapper.getMbeanConnection();</text:p>
      <text:p text:style-name="Code_20_block">ObjectName objectName = new ObjectName(<text:span text:style-name="T28">DriverJobManagementMBean.</text:span><text:span text:style-name="T24">MBEAN_NAME);</text:span></text:p>
      <text:p text:style-name="P68">// subscribe to all notifications from the MBean</text:p>
      <text:p text:style-name="Code_20_block">mbsc<text:span text:style-name="T5">.addNotificationListener(objectName, myNotificationListener, null, null)</text:span>;</text:p>
      <text:p text:style-name="P22"/>
      <text:p text:style-name="Standard">Here is an example notification listener implementing the <text:a xlink:type="simple" xlink:href="http://docs.oracle.com/javase/7/docs/api/index.html?javax/management/NotificationListener.html"><text:span text:style-name="Code_20_char">NotificationListener</text:span></text:a> interface:</text:p>
      <text:p text:style-name="Standard"/>
      <text:p text:style-name="P68">//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9">//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9">//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79">NotificationListener myJobNotificationListener = new MyJobNotificationListener();</text:p>
      <text:p text:style-name="P1"/>
      <text:list xml:id="list39474065" text:continue-numbering="true" text:style-name="Outline">
        <text:list-item>
          <text:list>
            <text:list-item>
              <text:list>
                <text:list-item>
                  <text:h text:style-name="P147"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P68">###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68">###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68"># list of handlers</text:p>
      <text:p text:style-name="Code_20_block">handlers= java.util.logging.FileHandler, <text:span text:style-name="T5">org.jppf.logging.jdk.JmxHandler</text:span></text:p>
      <text:p text:style-name="P68">#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8">// get a JMX connection to the node MBean server</text:p>
      <text:p text:style-name="P110">JMXDriverConnectionWrapper jmxDriver =</text:p>
      <text:p text:style-name="P110"><text:s text:c="2"/>new JMXDriverConnectionWrapper(host, port, <text:span text:style-name="T79">secure</text:span>);</text:p>
      <text:p text:style-name="Code_20_block">jmxDriver.connectAndWait(5000L);</text:p>
      <text:p text:style-name="P68">// get a proxy to the MBean</text:p>
      <text:p text:style-name="Code_20_block">JmxLogger <text:span text:style-name="T79">logger</text:span>Proxy = jmxDriver.getProxy(JmxLogger.<text:span text:style-name="T30">DEFAULT_MBEAN_NAME</text:span>, JmxLogger.class);</text:p>
      <text:p text:style-name="P68">// use a handback object so we know where the log messages come from</text:p>
      <text:p text:style-name="Code_20_block">String source = "driver " + jmxDriver.getHost() + ":" + jmxDriver.getPort();</text:p>
      <text:p text:style-name="P68">// subbscribe to all notifications from the MBean</text:p>
      <text:p text:style-name="Code_20_block">NotificationListener listener = new MyLoggingHandler();</text:p>
      <text:p text:style-name="P111"><text:span text:style-name="T79">logger</text:span>Proxy.addNotificationListener(listener, null, source);</text:p>
      <text:p text:style-name="Code_20_block"/>
      <text:p text:style-name="P68">// Logging notification listener that prints remote log messages to the console</text:p>
      <text:p text:style-name="Code_20_block">public class MyLoggingHandler implements NotificationListener {</text:p>
      <text:p text:style-name="Code_20_block"><text:s text:c="2"/><text:span text:style-name="T9">//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79">}</text:p>
      <text:p text:style-name="P1"/>
      <text:list xml:id="list39465447" text:continue-numbering="true" text:style-name="Outline">
        <text:list-item>
          <text:list>
            <text:list-item>
              <text:h text:style-name="P138" text:outline-level="2">Nodes management and monitoring via the driver</text:h>
            </text:list-item>
          </text:list>
        </text:list-item>
      </text:list>
      <text:p text:style-name="P3"><text:span text:style-name="T33">JPPF </text:span><text:span text:style-name="T32">provides </text:span><text:span text:style-name="T33">s</text:span><text:span text:style-name="T32">upport for forwarding JMX requests to the nodes, along with receiving notifications from them, via the JPPF driver's JMX server. Which nodes are impacted is determined by a user-provided </text:span><text:a xlink:type="simple" xlink:href="#1.3.1.Node selectors|outline"><text:span text:style-name="T32">node selector</text:span></text:a><text:span text:style-name="T32">.</text:span></text:p>
      <text:p text:style-name="P25"/>
      <text:p text:style-name="P2"><text:span text:style-name="T32">This </text:span><text:span text:style-name="T33">brings </text:span><text:span text:style-name="T32">two major benefits:</text:span></text:p>
      <text:p text:style-name="P25"/>
      <text:list xml:id="list39467555" text:continue-list="list9029065634886956499" text:style-name="List_20_1">
        <text:list-item>
          <text:p text:style-name="P129">this allows managing and monitoring the nodes in situations where the nodes are not reachable from the client, for instance when the client and nodes are on different networks or subnets</text:p>
        </text:list-item>
        <text:list-item>
          <text:p text:style-name="P129">the requests and notification<text:span text:style-name="T64">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39470245" text:continue-list="list39465447" text:style-name="Outline">
        <text:list-item>
          <text:list>
            <text:list-item>
              <text:list>
                <text:list-item>
                  <text:h text:style-name="P144" text:outline-level="3"><text:bookmark-start text:name="__RefNumPara__2726_724873756"/>Node selectors<text:bookmark-end text:name="__RefNumPara__2726_724873756"/></text:h>
                </text:list-item>
              </text:list>
            </text:list-item>
          </text:list>
        </text:list-item>
      </text:list>
      <text:p text:style-name="Standard"><text:span text:style-name="T38">All the node forwarding APIs make use of </text:span><text:span text:style-name="T2">node selectors</text:span><text:span text:style-name="T38"> to conveniently specify which nodes they apply to. A node selector is an instance of the </text:span><text:a xlink:type="simple" xlink:href="http://www.jppf.org/api-5/index.html?org/jppf/management/NodeSelector.html"><text:span text:style-name="T32">NodeSelector</text:span></text:a><text:span text:style-name="T38"> interface, defined as follows:</text:span></text:p>
      <text:p text:style-name="P27"/>
      <text:p text:style-name="P72">// Marker interface for selecting nodes</text:p>
      <text:p text:style-name="P98">public interface NodeSelector extends Serializable {</text:p>
      <text:p text:style-name="Code_20_block"><text:span text:style-name="T39"><text:s text:c="2"/></text:span><text:span text:style-name="T12">// Constant for a selector which accepts all nodes</text:span></text:p>
      <text:p text:style-name="P98"><text:s text:c="2"/>NodeSelector ALL_NODES = new AllNodesSelector();</text:p>
      <text:p text:style-name="P98"/>
      <text:p text:style-name="Code_20_block"><text:span text:style-name="T39"><text:s text:c="2"/></text:span><text:span text:style-name="T12">// Selects all nodes</text:span></text:p>
      <text:p text:style-name="P98"><text:s text:c="2"/>public final static class AllNodesSelector implements NodeSelector {</text:p>
      <text:p text:style-name="Code_20_block"><text:span text:style-name="T39"><text:s text:c="4"/></text:span><text:span text:style-name="T12">// Default constructor</text:span></text:p>
      <text:p text:style-name="P98"><text:s text:c="4"/>public AllNodesSelector()</text:p>
      <text:p text:style-name="P98"><text:s text:c="2"/>}</text:p>
      <text:p text:style-name="P98"/>
      <text:p text:style-name="Code_20_block"><text:span text:style-name="T39"><text:s text:c="2"/></text:span><text:span text:style-name="T12">// Selects nodes based on an execution policy</text:span></text:p>
      <text:p text:style-name="P98"><text:s text:c="2"/>public final static class ExecutionPolicySelector implements NodeSelector {</text:p>
      <text:p text:style-name="Code_20_block"><text:span text:style-name="T39"><text:s text:c="4"/></text:span><text:span text:style-name="T12">// Initialize this selector with an execution policy</text:span></text:p>
      <text:p text:style-name="P98"><text:s text:c="4"/>public ExecutionPolicySelector(final ExecutionPolicy policy)</text:p>
      <text:p text:style-name="Code_20_block"><text:span text:style-name="T39"><text:s text:c="4"/></text:span><text:span text:style-name="T12">// Get the execution policy to use to select the nodes</text:span></text:p>
      <text:p text:style-name="P98"><text:s text:c="4"/>public ExecutionPolicy getPolicy()</text:p>
      <text:p text:style-name="P98"><text:s text:c="2"/>}</text:p>
      <text:p text:style-name="P98"/>
      <text:p text:style-name="Code_20_block"><text:span text:style-name="T39"><text:s text:c="2"/></text:span><text:span text:style-name="T12">// Selects nodes based on their uuids</text:span></text:p>
      <text:p text:style-name="P98"><text:s text:c="2"/>public final static class UuidSelector implements NodeSelector {</text:p>
      <text:p text:style-name="Code_20_block"><text:span text:style-name="T39"><text:s text:c="4"/></text:span><text:span text:style-name="T12">// Initialize this selector with a collection of node UUIDs</text:span></text:p>
      <text:p text:style-name="P98"><text:s text:c="4"/>public UuidSelector(final Collection&lt;String&gt; uuids)</text:p>
      <text:p text:style-name="Code_20_block"><text:span text:style-name="T39"><text:s text:c="4"/></text:span><text:span text:style-name="T12">// Initialize this selector with an array of node UUIDs</text:span></text:p>
      <text:p text:style-name="P98"><text:s text:c="4"/>public UuidSelector(final String...uuids)</text:p>
      <text:p text:style-name="Code_20_block"><text:span text:style-name="T39"><text:s text:c="4"/></text:span><text:span text:style-name="T12">// Get the collection of uuids of the nodes to select</text:span></text:p>
      <text:p text:style-name="P98"><text:s text:c="4"/>public Collection&lt;String&gt; getUuidList()</text:p>
      <text:p text:style-name="P98"><text:s text:c="2"/>}</text:p>
      <text:p text:style-name="P98">}</text:p>
      <text:p text:style-name="P28"/>
      <text:p text:style-name="P29">We can see that three types of selector are available:</text:p>
      <text:p text:style-name="P29"/>
      <text:list xml:id="list39474353" text:continue-list="list39472231" text:style-name="List_20_2">
        <text:list-item>
          <text:p text:style-name="P126"><text:a xlink:type="simple" xlink:href="http://www.jppf.org/api-5/index.html?org/jppf/management/NodeSelector.AllNodesSelector.html"><text:span text:style-name="T42">NodeSelector.AllNodesSelector</text:span></text:a><text:span text:style-name="T42"> will select all the nodes currently attached to the server. Rather than creating instances of this class, you also use the predefined constant </text:span><text:a xlink:type="simple" xlink:href="http://www.jppf.org/api-5/org/jppf/management/NodeSelector.html#ALL_NODES"><text:span text:style-name="T39">NodeSelector.</text:span></text:a><text:a xlink:type="simple" xlink:href="http://www.jppf.org/api-5/org/jppf/management/NodeSelector.html#ALL_NODES"><text:span text:style-name="T42">ALL_NODES</text:span></text:a><text:span text:style-name="T42">.</text:span></text:p>
        </text:list-item>
        <text:list-item>
          <text:p text:style-name="P126"><text:a xlink:type="simple" xlink:href="http://www.jppf.org/api-5/index.html?org/jppf/management/NodeSelector.ExecutionPolicySelector.html"><text:span text:style-name="T42">NodeSelector.ExecutionPolicySelector</text:span></text:a><text:span text:style-name="T42"> uses an execution policy, such as can be set upon a JPPF job's SLA to perform the selection of the nodes</text:span></text:p>
        </text:list-item>
        <text:list-item>
          <text:p text:style-name="P126"><text:a xlink:type="simple" xlink:href="http://www.jppf.org/api-5/index.html?org/jppf/management/NodeSelector.UuidSelector.html"><text:span text:style-name="T42">NodeSelector.UuidSelector</text:span></text:a><text:span text:style-name="T42"> will only select nodes whose UUID is part of the collection or array of specified UUIDs</text:span></text:p>
        </text:list-item>
      </text:list>
      <text:p text:style-name="P29"/>
      <text:p text:style-name="P30">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0"/>
      <text:list xml:id="list39488074" text:continue-list="list39470245" text:style-name="Outline">
        <text:list-item>
          <text:list>
            <text:list-item>
              <text:list>
                <text:list-item>
                  <text:h text:style-name="P149" text:outline-level="3">Forwarding management requests</text:h>
                </text:list-item>
              </text:list>
            </text:list-item>
          </text:list>
        </text:list-item>
      </text:list>
      <text:p text:style-name="P2"><text:span text:style-name="T32">The request forwarding mechanism is based on a built-in driver MBean: </text:span><text:a xlink:type="simple" xlink:href="http://www.jppf.org/api-5/index.html?org/jppf/management/forwarding/JPPFNodeForwardingMBean.html"><text:span text:style-name="T32">JPPFNodeForwardingMBean</text:span></text:a><text:span text:style-name="T32">, which provides methods to invoke methods, or get or set attributes on remote node MBeans. Each of its methods requires a </text:span><text:a xlink:type="simple" xlink:href="http://www.jppf.org/api-5/index.html?org/jppf/management/NodeSelector.html"><text:span text:style-name="T32">NodeSelector</text:span></text:a><text:span text:style-name="T32">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5"/>
      <text:p text:style-name="P92">JPPFClient client = ...;</text:p>
      <text:p text:style-name="P93">AbstractJPPFClientConnection conn =</text:p>
      <text:p text:style-name="P93"><text:s text:c="2"/>(AbstractJPPFClientConnection) client.getClientConnection();</text:p>
      <text:p text:style-name="P92">JMXDriverConnectionWrapper driverJmx = conn.getJmxConnection();</text:p>
      <text:p text:style-name="P95"/>
      <text:p text:style-name="P85">JPPFNodeForwardingMBean proxy;</text:p>
      <text:p text:style-name="P73">// <text:span text:style-name="T89">get a proxy to the node forwarding MBean</text:span></text:p>
      <text:p text:style-name="P92">proxy = driverJmx.getProxy(</text:p>
      <text:p text:style-name="P93"><text:s text:c="2"/>JPPFNodeForwardingMBean.MBEAN_NAME, JPPFNodeForwardingMBean.class);</text:p>
      <text:p text:style-name="P73">// <text:span text:style-name="T89">or, in a much less cumbersome way:</text:span></text:p>
      <text:p text:style-name="P95">proxy = driverJmx.get<text:span text:style-name="T89">NodeForwarder</text:span>(<text:span text:style-name="T89">);</text:span></text:p>
      <text:p text:style-name="P92"/>
      <text:p text:style-name="P73">// this selector selects all nodes attached to the driver</text:p>
      <text:p text:style-name="P92">NodeSelector selector = new NodeSelector.AllNodes();</text:p>
      <text:p text:style-name="P73">// this selector selects all nodes that have more than 2 processors</text:p>
      <text:p text:style-name="P92">ExecutionPolicy policy = new MoreThan("availableProcessors", 2);</text:p>
      <text:p text:style-name="P92">NodeSelector selector2 = new NodeSelector.ExecutionPolicySelector(policy);</text:p>
      <text:p text:style-name="P92"/>
      <text:p text:style-name="P73">// invoke the state() method on the remote 'JPPFNodeAdminMBean' node MBeans</text:p>
      <text:p text:style-name="P73">// note that the MBean name does not need to be stated explicitely</text:p>
      <text:p text:style-name="P92">Map&lt;String, Object&gt; results = proxy.state(selector);</text:p>
      <text:p text:style-name="P73">// this is an exact equivalent, explicitely stating the target MBean on the nodes:</text:p>
      <text:p text:style-name="P92"><text:span text:style-name="T68">S</text:span>tring targetMBeanName = JPPFNodeAdminMBean.MBEAN_NAME;</text:p>
      <text:p text:style-name="P92">Map&lt;String, Object&gt; results2 = proxy.forwardInvoke(selector, targetMBeanName, "state");</text:p>
      <text:p text:style-name="P73">// handling the results</text:p>
      <text:p text:style-name="P92">for (Map.Entry&lt;String, Object&gt; entry: results) {</text:p>
      <text:p text:style-name="P92"><text:s text:c="2"/>if (entry.getValue() instanceof Exception) {</text:p>
      <text:p text:style-name="Code_20_block"><text:span text:style-name="T32"><text:s text:c="4"/></text:span><text:span text:style-name="T11">// handle the exception ...</text:span></text:p>
      <text:p text:style-name="P92"><text:s text:c="2"/>} else {</text:p>
      <text:p text:style-name="P92"><text:s text:c="4"/>JPPFNodeState state = (JPPFNodeState) entry.getValue();</text:p>
      <text:p text:style-name="Code_20_block"><text:span text:style-name="T32"><text:s text:c="4"/></text:span><text:span text:style-name="T11">// handle the result ...</text:span></text:p>
      <text:p text:style-name="P92"><text:s text:c="2"/>}</text:p>
      <text:p text:style-name="P92">}</text:p>
      <text:list xml:id="list39492355" text:continue-numbering="true" text:style-name="Outline">
        <text:list-item>
          <text:list>
            <text:list-item>
              <text:list>
                <text:list-item>
                  <text:h text:style-name="P145" text:outline-level="3">Forwarding JMX notifications</text:h>
                </text:list-item>
              </text:list>
            </text:list-item>
          </text:list>
        </text:list-item>
      </text:list>
      <text:p text:style-name="P2"><text:span text:style-name="T32">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33">to</text:span><text:span text:style-name="T32"> overrid</text:span><text:span text:style-name="T33">e</text:span><text:span text:style-name="T32"> it.</text:span></text:p>
      <text:p text:style-name="P25"/>
      <text:p text:style-name="P2"><text:span text:style-name="T32">To circumvent this difficulty, the registration of the notification listener is performed via the JMX client wrapper </text:span><text:a xlink:type="simple" xlink:href="http://www.jppf.org/api-5/index.html?org/jppf/management/JMXDriverConnectionWrapper.html"><text:span text:style-name="T32">JMXDriverConnectionWrapper</text:span></text:a><text:span text:style-name="T32">:</text:span></text:p>
      <text:p text:style-name="P25"/>
      <text:list xml:id="list39480380" text:continue-list="list39467555" text:style-name="List_20_1">
        <text:list-item>
          <text:p text:style-name="P128"><text:span text:style-name="T32">to add a notification listener, use </text:span><text:a xlink:type="simple" xlink:href="http://www.jppf.org/api-5/org/jppf/management/JMXDriverConnectionWrapper.html#registerForwardingNotificationListener(org.jppf.management.forwarding.NodeSelector,%20java.lang.String,%20javax.management.NotificationListener,%20javax.management.NotificationFilter,%20java.lang.Object)"><text:span text:style-name="T32">registerForwardingNotificationListener(NodeSelector selector, String mBeanName, NotificationListener listener, NotificationFilter filter, Object handback)</text:span></text:a><text:span text:style-name="T32">.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28"><text:span text:style-name="T32">to remove a notification listener, use </text:span><text:a xlink:type="simple" xlink:href="http://www.jppf.org/api-5/org/jppf/management/JMXDriverConnectionWrapper.html#unregisterForwardingNotificationListener(java.lang.String)"><text:span text:style-name="T32">unregisterForwardingNotificationListener(String listenerID)</text:span></text:a><text:span text:style-name="T32">.</text:span></text:p>
        </text:list-item>
      </text:list>
      <text:p text:style-name="P25"/>
      <text:p text:style-name="P2"><text:span text:style-name="T32">The notifications forwarded from the nodes are all wrapped into instances of </text:span><text:a xlink:type="simple" xlink:href="http://www.jppf.org/api-5/index.html?org/jppf/management/forwarding/JPPFNodeForwardingNotification.html"><text:span text:style-name="T32">JPPFNodeForwardingNotification</text:span></text:a><text:span text:style-name="T32">. This class, which inherits from </text:span><text:a xlink:type="simple" xlink:href="http://docs.oracle.com/javase/7/docs/api/index.html?javax/management/Notification.html"><text:span text:style-name="T32">Notification</text:span></text:a><text:span text:style-name="T32">, provides additional APIs to identify from which node and which MBean the notification was emitted.</text:span></text:p>
      <text:p text:style-name="P25"/>
      <text:p text:style-name="P25"/>
      <text:p text:style-name="P119">The following code sample puts it all together:</text:p>
      <text:p text:style-name="P25"/>
      <text:p text:style-name="P92">JPPFClient client = ...;</text:p>
      <text:p text:style-name="P93">AbstractJPPFClientConnection conn =</text:p>
      <text:p text:style-name="P93"><text:s text:c="2"/>(AbstractJPPFClientConnection) client.getClientConnection();</text:p>
      <text:p text:style-name="P94">JMXDriverConnectionWrapper driverJmx = conn.getJmxConnection();</text:p>
      <text:p text:style-name="P92"/>
      <text:p text:style-name="P73">// this selector selects all nodes attached to the driver</text:p>
      <text:p text:style-name="P92">NodeSelector selector = new NodeSelector.AllNodes();</text:p>
      <text:p text:style-name="P92"/>
      <text:p text:style-name="P73">// create a JMX notification listener</text:p>
      <text:p text:style-name="P92">NotificationListener myListener = new NotificationListener() {</text:p>
      <text:p text:style-name="P92"><text:s text:c="2"/>@Override</text:p>
      <text:p text:style-name="P92"><text:s text:c="2"/>public void handleNotification(Notification notification, Object handback) {</text:p>
      <text:p text:style-name="P90"><text:span text:style-name="T32"><text:s text:c="4"/>JPPFNodeForwardingNotification </text:span><text:span text:style-name="T34">wrapping</text:span><text:span text:style-name="T32"> =</text:span></text:p>
      <text:p text:style-name="P93"><text:s text:c="6"/>(JPPFNodeForwardingNotification) notification;</text:p>
      <text:p text:style-name="P91"><text:span text:style-name="T32"><text:s text:c="4"/>System.out.println("received notification from nodeUuid=" + </text:span><text:span text:style-name="T34">wrapping</text:span><text:span text:style-name="T32">.getNodeUuid()</text:span></text:p>
      <text:p text:style-name="P91"><text:span text:style-name="T32"><text:s text:c="6"/>+ ", mBeanName=" + </text:span><text:span text:style-name="T34">wrapping</text:span><text:span text:style-name="T32">.getMBeanName());</text:span></text:p>
      <text:p text:style-name="Code_20_block"><text:span text:style-name="T32"><text:s text:c="4"/></text:span><text:span text:style-name="T11">// get the actual notification sent by the node</text:span></text:p>
      <text:p text:style-name="P93"><text:s text:c="4"/>TaskExecutionNotification actualNotif =</text:p>
      <text:p text:style-name="P91"><text:span text:style-name="T32"><text:s text:c="6"/>(TaskExecutionNotification) </text:span><text:span text:style-name="T34">wrapping</text:span><text:span text:style-name="T32">.getNotification();</text:span></text:p>
      <text:p text:style-name="Code_20_block"><text:span text:style-name="T32"><text:s text:c="4"/></text:span><text:span text:style-name="T11">// handle the notification data ...</text:span></text:p>
      <text:p text:style-name="P92"><text:s text:c="2"/>}</text:p>
      <text:p text:style-name="P92">}</text:p>
      <text:p text:style-name="P92"/>
      <text:p text:style-name="P74">// register the notification listener with the JPPFNodeTaskMonitorMBean</text:p>
      <text:p text:style-name="P74">// on the selected nodes</text:p>
      <text:p text:style-name="P92">String listenerID = driverJmx.registerForwardingNotificationListener(</text:p>
      <text:p text:style-name="P92"><text:s text:c="2"/>selector, JPPFNodeTaskMonitorMBean.MBEAN_NAME, listener, null, null);</text:p>
      <text:p text:style-name="P92"/>
      <text:p text:style-name="P73">// ... submit a JPPF job ...</text:p>
      <text:p text:style-name="P92"/>
      <text:p text:style-name="P73">// once the job has completed, unregister the notification listener</text:p>
      <text:p text:style-name="P92">driverJmx.unregisterForwardingNotificationListener(listenerID);</text:p>
      <text:p text:style-name="P24"/>
      <text:list xml:id="list39478945" text:continue-list="list39492355" text:style-name="Outline">
        <text:list-item>
          <text:list>
            <text:list-item>
              <text:h text:style-name="P139" text:outline-level="2">JVM health monitoring</text:h>
            </text:list-item>
          </text:list>
        </text:list-item>
      </text:list>
      <text:p text:style-name="P39">The JPPF management APIs provide some basic abilties to monitor the JVM of remote nodes and drivers in a Grid.</text:p>
      <text:p text:style-name="P39"/>
      <text:p text:style-name="P39">These capabilities include:</text:p>
      <text:p text:style-name="P39"/>
      <text:list xml:id="list39486644" text:continue-list="list39480380" text:style-name="List_20_1">
        <text:list-item>
          <text:p text:style-name="P130">memory usage (heap and non-heap)</text:p>
        </text:list-item>
        <text:list-item>
          <text:p text:style-name="P130">CPU load</text:p>
        </text:list-item>
        <text:list-item>
          <text:p text:style-name="P130">count of live threads and deadlock detection</text:p>
        </text:list-item>
        <text:list-item>
          <text:p text:style-name="P130">triggering remote thread dumps and displaying them locally</text:p>
        </text:list-item>
        <text:list-item>
          <text:p text:style-name="P130">triggering remote garbage collections</text:p>
        </text:list-item>
        <text:list-item>
          <text:p text:style-name="P130">triggering remote heap dumps</text:p>
        </text:list-item>
      </text:list>
      <text:p text:style-name="P39"/>
      <text:p text:style-name="P31"><text:span text:style-name="T44">These features are available via the built-in MBean interface </text:span><text:a xlink:type="simple" xlink:href="http://www.jppf.org/api-5/org/jppf/management/diagnostics/DiagnosticsMBean.html"><text:span text:style-name="T44">DiagnosticsMBean</text:span></text:a><text:span text:style-name="T44">, defined as follows:</text:span></text:p>
      <text:p text:style-name="P39"/>
      <text:p text:style-name="P99">public interface DiagnosticsMBean {</text:p>
      <text:p text:style-name="Code_20_block"><text:span text:style-name="T45"><text:s text:c="2"/></text:span><text:span text:style-name="T13">// The name of this MBean in a driver</text:span></text:p>
      <text:p text:style-name="P99"><text:s text:c="2"/>String MBEAN_NAME_DRIVER = "org.jppf:name=diagnostics,type=driver";</text:p>
      <text:p text:style-name="P99"><text:s text:c="2"/></text:p>
      <text:p text:style-name="Code_20_block"><text:span text:style-name="T45"><text:s text:c="2"/></text:span><text:span text:style-name="T13">// The name of this MBean in a node</text:span></text:p>
      <text:p text:style-name="P99"><text:s text:c="2"/>String MBEAN_NAME_NODE = "org.jppf:name=diagnostics,type=node";</text:p>
      <text:p text:style-name="P99"><text:s text:c="2"/></text:p>
      <text:p text:style-name="Code_20_block"><text:span text:style-name="T45"><text:s text:c="2"/></text:span><text:span text:style-name="T13">// Get the memory usage info for the whole JVM</text:span></text:p>
      <text:p text:style-name="P99"><text:s text:c="2"/>MemoryInformation memoryInformation() throws Exception;</text:p>
      <text:p text:style-name="P99"><text:s text:c="2"/></text:p>
      <text:p text:style-name="Code_20_block"><text:span text:style-name="T45"><text:s text:c="2"/></text:span><text:span text:style-name="T13">// Perform a garbage collection, equivalent to System.gc()</text:span></text:p>
      <text:p text:style-name="P99"><text:s text:c="2"/>void gc() throws Exception;</text:p>
      <text:p text:style-name="P99"><text:s text:c="2"/></text:p>
      <text:p text:style-name="Code_20_block"><text:span text:style-name="T45"><text:s text:c="2"/></text:span><text:span text:style-name="T13">// Get a full thread dump, including detection of deadlocks</text:span></text:p>
      <text:p text:style-name="P99"><text:s text:c="2"/>ThreadDump threadDump() throws Exception;</text:p>
      <text:p text:style-name="P99"><text:s text:c="2"/></text:p>
      <text:p text:style-name="Code_20_block"><text:span text:style-name="T45"><text:s text:c="2"/></text:span><text:span text:style-name="T13">// Determine whether a deadlock is detected in the JVM</text:span></text:p>
      <text:p text:style-name="P99"><text:s text:c="2"/>Boolean hasDeadlock() throws Exception;</text:p>
      <text:p text:style-name="P99"><text:s text:c="2"/></text:p>
      <text:p text:style-name="Code_20_block"><text:span text:style-name="T45"><text:s text:c="2"/></text:span><text:span text:style-name="T13">// Get a summarized snapshot of the JVM health</text:span></text:p>
      <text:p text:style-name="P99"><text:s text:c="2"/>HealthSnapshot healthSnapshot() throws Exception;</text:p>
      <text:p text:style-name="P99"><text:s text:c="2"/></text:p>
      <text:p text:style-name="Code_20_block"><text:span text:style-name="T45"><text:s text:c="2"/></text:span><text:span text:style-name="T13">// Trigger a heap dump of the JVM</text:span></text:p>
      <text:p text:style-name="P99"><text:s text:c="2"/>String heapDump() throws Exception;</text:p>
      <text:p text:style-name="P99"><text:s text:c="2"/></text:p>
      <text:p text:style-name="Code_20_block"><text:span text:style-name="T45"><text:s text:c="2"/></text:span><text:span text:style-name="T13">// Get an approximation of the current CPU load</text:span></text:p>
      <text:p text:style-name="P99"><text:s text:c="2"/>Double cpuLoad();</text:p>
      <text:p text:style-name="P99">}</text:p>
      <text:p text:style-name="P39"/>
      <text:p text:style-name="P40">Example usage:</text:p>
      <text:p text:style-name="P40"/>
      <text:p text:style-name="P70">// connect to the driver's JMX server</text:p>
      <text:p text:style-name="P100">JMXDriverConnectionWrapper jmxDriver =</text:p>
      <text:p text:style-name="P100"><text:s text:c="2"/>new JMXDriverConnectionWrapper(driverHost, driverPort, false);</text:p>
      <text:p text:style-name="P70">// obtain a proxy to the diagnostics MBean</text:p>
      <text:p text:style-name="P100">DiagnosticsMBean driverProxy =</text:p>
      <text:p text:style-name="P100"><text:s text:c="2"/>jmxDriver.getProxy(DiagnosticsMBean.MBEAN_NAME_DRIVER, DiagnosticsMBean.class);</text:p>
      <text:p text:style-name="P70">// get a thread dump of the remote JVM</text:p>
      <text:p text:style-name="P101">ThreadDump tdump = proxy.threadDump();</text:p>
      <text:p text:style-name="P70">// format the thread dump as easily readable text</text:p>
      <text:p text:style-name="P100">String s = TextThreadDumpWriter.printToString(tdump, "driver thread dump");</text:p>
      <text:p text:style-name="P100">System.out.println(s);</text:p>
      <text:p text:style-name="P40"/>
      <text:p text:style-name="P36"><text:span text:style-name="T46">The MBean interface is exact</text:span><text:span text:style-name="T62">l</text:span><text:span text:style-name="T46">y the same for nodes and drivers, only the MBean name varies. Also note that, as for other node-related MBeans, it can be be invoked via the </text:span><text:a xlink:type="simple" xlink:href="#1.3.Nodes management and monitoring via the driver|outline"><text:span text:style-name="T46">node forwarding MBean</text:span></text:a><text:span text:style-name="T46"> instead of directly.</text:span></text:p>
      <text:p text:style-name="P41"/>
      <text:p text:style-name="P41">Also <text:span text:style-name="T62">please keep in mind</text:span> that, as with all JPPF built-in MBeans, this one is defined as a pluggable MBean, as if it were a custom one.</text:p>
      <text:p text:style-name="P41"/>
      <text:list xml:id="list39468132" text:continue-list="list39478945" text:style-name="Outline">
        <text:list-item>
          <text:list>
            <text:list-item>
              <text:list>
                <text:list-item>
                  <text:h text:style-name="P150" text:outline-level="3">Memory usage</text:h>
                </text:list-item>
              </text:list>
            </text:list-item>
          </text:list>
        </text:list-item>
      </text:list>
      <text:p text:style-name="P35"><text:span text:style-name="T47">A detailed memory usage can be obtained by calling the method </text:span><text:a xlink:type="simple" xlink:href="http://www.jppf.org/api-5/org/jppf/management/diagnostics/DiagnosticsMBean.html#memoryInformation()"><text:span text:style-name="T47">DiagnosticsMBean.memoryInformation()</text:span></text:a><text:span text:style-name="T47">. This method returns an instance of </text:span><text:a xlink:type="simple" xlink:href="http://www.jppf.org/api-5/index.html?org/jppf/management/diagnostics/MemoryInformation.html"><text:span text:style-name="T47">MemoryInformation</text:span></text:a><text:span text:style-name="T47">, defined as follows:</text:span></text:p>
      <text:p text:style-name="P42"/>
      <text:p text:style-name="P102">public class MemoryInformation implements Serializable {</text:p>
      <text:p text:style-name="Code_20_block"><text:span text:style-name="T47"><text:s text:c="2"/></text:span><text:span text:style-name="T14">// Get the heap memory usage</text:span></text:p>
      <text:p text:style-name="P102"><text:s text:c="2"/>public MemoryUsageInformation getHeapMemoryUsage()</text:p>
      <text:p text:style-name="P102"><text:s text:c="2"/></text:p>
      <text:p text:style-name="Code_20_block"><text:span text:style-name="T47"><text:s text:c="2"/></text:span><text:span text:style-name="T14">// Get the non-heap memory usage</text:span></text:p>
      <text:p text:style-name="P102"><text:s text:c="2"/>public MemoryUsageInformation getNonHeapMemoryUsage()</text:p>
      <text:p text:style-name="P102">}</text:p>
      <text:p text:style-name="P42"/>
      <text:p text:style-name="P33"><text:span text:style-name="T48">Both heap and non-heap usage are provided as instances of the class </text:span><text:a xlink:type="simple" xlink:href="http://www.jppf.org/api-5/index.html?org/jppf/management/diagnostics/MemoryUsageInformation.html"><text:span text:style-name="T48">MemoryUsageInformation</text:span></text:a><text:span text:style-name="T48">:</text:span></text:p>
      <text:p text:style-name="P43"/>
      <text:p text:style-name="P103">public class MemoryUsageInformation implements Serializable {</text:p>
      <text:p text:style-name="Code_20_block"><text:span text:style-name="T48"><text:s text:c="2"/></text:span><text:span text:style-name="T15">// Get the initial memory size</text:span></text:p>
      <text:p text:style-name="P103"><text:s text:c="2"/>public long getInit()</text:p>
      <text:p text:style-name="P103"><text:s text:c="2"/></text:p>
      <text:p text:style-name="Code_20_block"><text:span text:style-name="T48"><text:s text:c="2"/></text:span><text:span text:style-name="T15">// Get the current memory size</text:span></text:p>
      <text:p text:style-name="P103"><text:s text:c="2"/>public long getCommitted()</text:p>
      <text:p text:style-name="P103"><text:s text:c="2"/></text:p>
      <text:p text:style-name="Code_20_block"><text:span text:style-name="T48"><text:s text:c="2"/></text:span><text:span text:style-name="T15">// Get the used memory size</text:span></text:p>
      <text:p text:style-name="P103"><text:s text:c="2"/>public long getUsed()</text:p>
      <text:p text:style-name="P103"><text:s text:c="2"/></text:p>
      <text:p text:style-name="Code_20_block"><text:span text:style-name="T48"><text:s text:c="2"/></text:span><text:span text:style-name="T15">// Get the maximum memory size</text:span></text:p>
      <text:p text:style-name="P103"><text:s text:c="2"/>public long getMax()</text:p>
      <text:p text:style-name="P103"><text:s text:c="2"/></text:p>
      <text:p text:style-name="Code_20_block"><text:span text:style-name="T48"><text:s text:c="2"/></text:span><text:span text:style-name="T15">// Return the ratio of used memory over max available memory</text:span></text:p>
      <text:p text:style-name="P103"><text:s text:c="2"/>public double getUsedRatio()</text:p>
      <text:p text:style-name="P103">}</text:p>
      <text:list xml:id="list39482000" text:continue-numbering="true" text:style-name="Outline">
        <text:list-item>
          <text:list>
            <text:list-item>
              <text:list>
                <text:list-item>
                  <text:h text:style-name="P146" text:outline-level="3">Thread dumps</text:h>
                </text:list-item>
              </text:list>
            </text:list-item>
          </text:list>
        </text:list-item>
      </text:list>
      <text:p text:style-name="P34"><text:span text:style-name="T49">You can trigger and obtain a full thread dump of the remote JVM by calling </text:span><text:a xlink:type="simple" xlink:href="http://www.jppf.org/api-5/org/jppf/management/diagnostics/DiagnosticsMBean.html#threadDump()"><text:span text:style-name="T49">DiagnosticsMBean.threadDump()</text:span></text:a><text:span text:style-name="T49">. This method returns an instance of </text:span><text:a xlink:type="simple" xlink:href="http://www.jppf.org/api-5/index.html?org/jppf/management/diagnostics/ThreadDump.html"><text:span text:style-name="T49">ThreadDump</text:span></text:a><text:span text:style-name="T49">. Rather than detailing this class, we invite you to explore the related Javadoc, Instead, we would like to talk about the provided facilities to translate thread dumps into readable formats..</text:span></text:p>
      <text:p text:style-name="P44"/>
      <text:p text:style-name="P45">There are two classes that you can use to print a heap dump to a character stream:</text:p>
      <text:p text:style-name="P45"/>
      <text:list xml:id="list39468951" text:continue-list="list39486644" text:style-name="List_20_1">
        <text:list-item>
          <text:p text:style-name="P131"><text:a xlink:type="simple" xlink:href="http://www.jppf.org/api-5/index.html?org/jppf/management/diagnostics/TextThreadDumpWriter.html"><text:span text:style-name="T50">TextThreadDumpWriter</text:span></text:a><text:span text:style-name="T50"> prints a thread dump to a plain text stream</text:span></text:p>
        </text:list-item>
        <text:list-item>
          <text:p text:style-name="P131"><text:a xlink:type="simple" xlink:href="http://www.jppf.org/api-5/index.html?org/jppf/management/diagnostics/HTMLThreadDumpWriter.html"><text:span text:style-name="T50">HTMLThreadDumpWriter</text:span></text:a><text:span text:style-name="T50"> prints a thread dump to a styled HTML stream</text:span></text:p>
        </text:list-item>
      </text:list>
      <text:p text:style-name="P44"/>
      <text:p text:style-name="P32"><text:span text:style-name="T50">Both implement the </text:span><text:a xlink:type="simple" xlink:href="http://www.jppf.org/api-5/index.html?org/jppf/management/diagnostics/ThreadDumpWriter.html"><text:span text:style-name="T50">ThreadDumpWriter</text:span></text:a><text:span text:style-name="T50"> interface, defined as follows:</text:span></text:p>
      <text:p text:style-name="P45"/>
      <text:p text:style-name="P104">public interface ThreadDumpWriter extends Closeable {</text:p>
      <text:p text:style-name="P104"><text:s text:c="2"/></text:p>
      <text:p text:style-name="Code_20_block"><text:span text:style-name="T50"><text:s text:c="2"/></text:span><text:span text:style-name="T16">// Print the specified string without line terminator</text:span></text:p>
      <text:p text:style-name="P104"><text:s text:c="2"/>void printString(String message);</text:p>
      <text:p text:style-name="P104"><text:s text:c="2"/></text:p>
      <text:p text:style-name="Code_20_block"><text:span text:style-name="T50"><text:s text:c="2"/></text:span><text:span text:style-name="T16">// Print the deadlocked threads information</text:span></text:p>
      <text:p text:style-name="P104"><text:s text:c="2"/>void printDeadlocks(ThreadDump threadDump);</text:p>
      <text:p text:style-name="P104"><text:s text:c="2"/></text:p>
      <text:p text:style-name="Code_20_block"><text:span text:style-name="T50"><text:s text:c="2"/></text:span><text:span text:style-name="T16">// Print information about a thread</text:span></text:p>
      <text:p text:style-name="P104"><text:s text:c="2"/>void printThread(ThreadInformation threadInformation);</text:p>
      <text:p text:style-name="P104"><text:s text:c="2"/></text:p>
      <text:p text:style-name="Code_20_block"><text:span text:style-name="T50"><text:s text:c="2"/></text:span><text:span text:style-name="T16">// Print the specified thread dump</text:span></text:p>
      <text:p text:style-name="P104"><text:s text:c="2"/>void printThreadDump(ThreadDump threadDump);</text:p>
      <text:p text:style-name="P104">}</text:p>
      <text:p text:style-name="P45"/>
      <text:p text:style-name="P47">Each of these classes provides a static method to print a thread dump directly into a String:</text:p>
      <text:p text:style-name="P47"/>
      <text:list xml:id="list39466076" text:continue-numbering="true" text:style-name="List_20_1">
        <text:list-item>
          <text:p text:style-name="P132"><text:span text:style-name="Code_20_char"><text:span text:style-name="T51">static String TextThreadDumpWriter.printToString(ThreadDump tdump, String title)</text:span></text:span></text:p>
        </text:list-item>
        <text:list-item>
          <text:p text:style-name="P132"><text:span text:style-name="Code_20_char"><text:span text:style-name="T51">static String HTMLThreadDumpWriter.printToString(ThreadDump tdump, String title)</text:span></text:span></text:p>
        </text:list-item>
      </text:list>
      <text:p text:style-name="P47"/>
      <text:p text:style-name="P120">Example usage:</text:p>
      <text:p text:style-name="P45"/>
      <text:p text:style-name="P71">// get a thread dump from a remote node or driver</text:p>
      <text:p text:style-name="P105">DiagnosticsMBean proxy = ...;</text:p>
      <text:p text:style-name="P105">ThreadDump tdump = proxy.threadDump();</text:p>
      <text:p text:style-name="P71">// we will print it to an HTML file</text:p>
      <text:p text:style-name="P105">FileWriter fileWriter = new FileWriter("MyThreadDump.html");</text:p>
      <text:p text:style-name="P105">HTMLThreadDumpWriter htmlPrinter = new HTMLThreadDumpWriter(fileWriter, "My Title");</text:p>
      <text:p text:style-name="P105">htmlPrinter.printTreadDump(tdump);</text:p>
      <text:p text:style-name="P71">// close the underlying writer</text:p>
      <text:p text:style-name="P105">htmlPrinter.close();</text:p>
      <text:p text:style-name="P46"/>
      <text:p text:style-name="P48">Here is an example of the output, as rendered in the JPPF administration console:</text:p>
      <text:p text:style-name="P48"/>
      <text:p text:style-name="P48"><draw:frame draw:style-name="fr1" draw:name="graphics1" text:anchor-type="as-char" svg:width="6.4689in" svg:height="7.2917in" draw:z-index="0"><draw:image xlink:href="Pictures/100000000000026D000002BC03D7A87B.gif" xlink:type="simple" xlink:show="embed" xlink:actuate="onLoad"/></draw:frame></text:p>
      <text:list xml:id="list39486261" text:continue-list="list39482000" text:style-name="Outline">
        <text:list-item>
          <text:list>
            <text:list-item>
              <text:list>
                <text:list-item>
                  <text:h text:style-name="P150" text:outline-level="3">Health snapshots</text:h>
                </text:list-item>
              </text:list>
            </text:list-item>
          </text:list>
        </text:list-item>
      </text:list>
      <text:p text:style-name="P50"><text:span text:style-name="T52">You can obtain a summarized snapshot of the JVM state by calling </text:span><text:a xlink:type="simple" xlink:href="http://www.jppf.org/api-5/org/jppf/management/diagnostics/DiagnosticsMBean.html#healthSnapshot()"><text:span text:style-name="T52">DiagnosticsMBean.healthSnapshot()</text:span></text:a><text:span text:style-name="T52">, which returns an object of type </text:span><text:a xlink:type="simple" xlink:href="http://www.jppf.org/api-5/index.html?org/jppf/management/diagnostics/HealthSnapshot.html"><text:span text:style-name="T52">HealthSnapshot</text:span></text:a><text:span text:style-name="T52">, defined as follows:</text:span></text:p>
      <text:p text:style-name="P53"/>
      <text:p text:style-name="P106">public class HealthSnapshot implements Serializable {</text:p>
      <text:p text:style-name="Code_20_block"><text:span text:style-name="T52"><text:s text:c="2"/></text:span><text:span text:style-name="T17">// Get the ratio of used / max for heap memory</text:span></text:p>
      <text:p text:style-name="P106"><text:s text:c="2"/>public double getHeapUsedRatio()</text:p>
      <text:p text:style-name="P106"/>
      <text:p text:style-name="Code_20_block"><text:span text:style-name="T52"><text:s text:c="2"/></text:span><text:span text:style-name="T17">// Get the ratio of used / max for non-heap memory</text:span></text:p>
      <text:p text:style-name="P106"><text:s text:c="2"/>public double getNonheapUsedRatio()</text:p>
      <text:p text:style-name="P106"/>
      <text:p text:style-name="Code_20_block"><text:span text:style-name="T52"><text:s text:c="2"/></text:span><text:span text:style-name="T17">// Determine whether a deadlock was detected</text:span></text:p>
      <text:p text:style-name="P106"><text:s text:c="2"/>public boolean isDeadlocked()</text:p>
      <text:p text:style-name="P106"/>
      <text:p text:style-name="Code_20_block"><text:span text:style-name="T52"><text:s text:c="2"/></text:span><text:span text:style-name="T17">// Get the used heap memory in bytes</text:span></text:p>
      <text:p text:style-name="P106"><text:s text:c="2"/>public long getHeapUsed()</text:p>
      <text:p text:style-name="P106"/>
      <text:p text:style-name="Code_20_block"><text:span text:style-name="T52"><text:s text:c="2"/></text:span><text:span text:style-name="T17">// Get the used non-heap memory in bytes</text:span></text:p>
      <text:p text:style-name="P106"><text:s text:c="2"/>public long getNonheapUsed()</text:p>
      <text:p text:style-name="P106"/>
      <text:p text:style-name="Code_20_block"><text:span text:style-name="T52"><text:s text:c="2"/></text:span><text:span text:style-name="T17">// Get the number of live threads in the JVM</text:span></text:p>
      <text:p text:style-name="P106"><text:s text:c="2"/>public int getLiveThreads()</text:p>
      <text:p text:style-name="P106"/>
      <text:p text:style-name="Code_20_block"><text:span text:style-name="T52"><text:s text:c="2"/></text:span><text:span text:style-name="T17">// Get the cpu load</text:span></text:p>
      <text:p text:style-name="P106"><text:s text:c="2"/>public double getCpuLoad()</text:p>
      <text:p text:style-name="P106"/>
      <text:p text:style-name="Code_20_block"><text:span text:style-name="T52"><text:s text:c="2"/></text:span><text:span text:style-name="T17">// Get this snapshot in an easily readable format, according to the default locale</text:span></text:p>
      <text:p text:style-name="P106"><text:s text:c="2"/>public String toFormattedString()</text:p>
      <text:p text:style-name="P106"/>
      <text:p text:style-name="Code_20_block"><text:span text:style-name="T52"><text:s text:c="2"/></text:span><text:span text:style-name="T17">// Get this snapshot in an easily readable format</text:span></text:p>
      <text:p text:style-name="P106"><text:s text:c="2"/>public String toFormattedString(final Locale locale)</text:p>
      <text:p text:style-name="P106">}</text:p>
      <text:p text:style-name="P53"/>
      <text:p text:style-name="P49"><text:span text:style-name="T53">The </text:span><text:span text:style-name="Code_20_char"><text:span text:style-name="T53">toFormattedString()</text:span></text:span><text:span text:style-name="T53"> methods return a nicely formatted string which can be used for debugging or testing purposes. Here is an example output with the “en_US” locale:</text:span></text:p>
      <text:p text:style-name="P54"/>
      <text:p text:style-name="P107">HealthSnapshot[heapUsedRatio= <text:s/>15.7 %; heapUsed= <text:s/>71.7 MB; nonheapUsedRatio= <text:s text:c="2"/>8.7 %; </text:p>
      <text:p text:style-name="P107">nonheapUsed= <text:s/>11.4 MB; deadlocked=false; liveThreads=90; cpuLoad= <text:s/>23.6 %]</text:p>
      <text:list xml:id="list39488812" text:continue-numbering="true" text:style-name="Outline">
        <text:list-item>
          <text:list>
            <text:list-item>
              <text:list>
                <text:list-item>
                  <text:h text:style-name="P146" text:outline-level="3">CPU load</text:h>
                </text:list-item>
              </text:list>
            </text:list-item>
          </text:list>
        </text:list-item>
      </text:list>
      <text:p text:style-name="P37"><text:span text:style-name="T54">The CPU load of a remote JVM can be obtained separately by calling </text:span><text:a xlink:type="simple" xlink:href="http://www.jppf.org/api-5/org/jppf/management/diagnostics/DiagnosticsMBean.html#cpuLoad()"><text:span text:style-name="T54">DiagnosticsMBean.cpuLoad()</text:span></text:a><text:span text:style-name="T54">. This method returns an approximation of the latest computed CPU load in the JVM. It is important to understand that the CPU </text:span><text:span text:style-name="T62">load </text:span><text:span text:style-name="T54">is not computed each time this method is called. Instead, it is computed at regular intervals, and the latest computed value is returned. The purpose of this is to prevent the computation itself from using up too much CPU time, wh</text:span><text:span text:style-name="T62">i</text:span><text:span text:style-name="T54">ch would throw off the computed value.</text:span></text:p>
      <text:p text:style-name="P55"/>
      <text:p text:style-name="P38"><text:span text:style-name="T55">The actual computed value is equal to </text:span><text:span text:style-name="Code_20_char"><text:span text:style-name="T57">SUM</text:span></text:span><text:span text:style-name="Code_20_char"><text:span text:style-name="T56">i</text:span></text:span><text:span text:style-name="Code_20_char"><text:span text:style-name="T57">{c</text:span></text:span><text:span text:style-name="Code_20_char"><text:span text:style-name="T55">puTime(thread</text:span></text:span><text:span text:style-name="Code_20_char"><text:span text:style-name="T56">i</text:span></text:span><text:span text:style-name="Code_20_char"><text:span text:style-name="T55">)</text:span></text:span><text:span text:style-name="Code_20_char"><text:span text:style-name="T57">}</text:span></text:span><text:span text:style-name="Code_20_char"><text:span text:style-name="T55"> / interval</text:span></text:span><text:span text:style-name="T55">, for all the live threads of the JVM at the time of the computation. Thus, errors may occur, since many threads may have been created then died between two computations. However, in most cases this is a reasonable approximation </text:span><text:span text:style-name="T62">that</text:span><text:span text:style-name="T55"> does not tax the CPU too heavily.</text:span></text:p>
      <text:p text:style-name="P56"/>
      <text:p text:style-name="P38"><text:span text:style-name="T55">The interval between computations can be adjusted by setting the following property in a node or driver configuration: </text:span><text:span text:style-name="Code_20_char"><text:span text:style-name="T55">jppf.cpu.load.compu</text:span></text:span><text:span text:style-name="Code_20_char"><text:span text:style-name="T63">t</text:span></text:span><text:span text:style-name="Code_20_char"><text:span text:style-name="T55">ation.interval = time_in_millis</text:span></text:span><text:span text:style-name="T55">. If unspecified, the default value is 1000 ms.</text:span></text:p>
      <text:list xml:id="list39473668" text:continue-numbering="true" text:style-name="Outline">
        <text:list-item>
          <text:list>
            <text:list-item>
              <text:list>
                <text:list-item>
                  <text:h text:style-name="P146" text:outline-level="3">Deadlock indicator</text:h>
                </text:list-item>
              </text:list>
            </text:list-item>
          </text:list>
        </text:list-item>
      </text:list>
      <text:p text:style-name="P6"><text:span text:style-name="T58">To determine whether a JVM has deadlocked threads, simply call </text:span><text:a xlink:type="simple" xlink:href="http://www.jppf.org/api-5/org/jppf/management/diagnostics/DiagnosticsMBean.html#hasDeadlock()"><text:span text:style-name="T58">DiagnosticsMBean.hasDeadlock()</text:span></text:a><text:span text:style-name="T58">. This method is useful if you only need that information, without having to process an entire thread dump, wh</text:span><text:span text:style-name="T63">i</text:span><text:span text:style-name="T58">ch represents a significant overhead, especially from a network perspective.</text:span></text:p>
      <text:list xml:id="list39471286" text:continue-numbering="true" text:style-name="Outline">
        <text:list-item>
          <text:list>
            <text:list-item>
              <text:list>
                <text:list-item>
                  <text:h text:style-name="P150" text:outline-level="3">Triggering a heap dump</text:h>
                </text:list-item>
              </text:list>
            </text:list-item>
          </text:list>
        </text:list-item>
      </text:list>
      <text:p text:style-name="P51"><text:span text:style-name="T59">Remotely triggering a JVM heap dump is done by calling </text:span><text:a xlink:type="simple" xlink:href="http://www.jppf.org/api-5/org/jppf/management/diagnostics/DiagnosticsMBean.html#heapDump()"><text:span text:style-name="T59">DiagnosticsMBean.heapDump()</text:span></text:a><text:span text:style-name="T59">.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39488672" text:continue-numbering="true" text:style-name="Outline">
        <text:list-item>
          <text:list>
            <text:list-item>
              <text:list>
                <text:list-item>
                  <text:h text:style-name="P146" text:outline-level="3">Triggering a garbage collection</text:h>
                </text:list-item>
              </text:list>
            </text:list-item>
          </text:list>
        </text:list-item>
      </text:list>
      <text:p text:style-name="P52"><text:span text:style-name="T60">A remote garbage collection can be triggered by callling </text:span><text:a xlink:type="simple" xlink:href="http://www.jppf.org/api-5/org/jppf/management/diagnostics/DiagnosticsMBean.html#gc()"><text:span text:style-name="T60">DiagnosticsMBean.gc()</text:span></text:a><text:span text:style-name="T60">. This metho</text:span><text:span text:style-name="T61">d</text:span><text:span text:style-name="T60"> simply calls </text:span><text:a xlink:type="simple" xlink:href="http://docs.oracle.com/javase/7/docs/api/java/lang/System.html#gc()"><text:span text:style-name="T60">System.gc()</text:span></text:a><text:span text:style-name="T60">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0H33M26S</meta:editing-duration>
    <meta:editing-cycles>253</meta:editing-cycles>
    <meta:generator>LibreOffice/4.0.4.2$Windows_x86 LibreOffice_project/9e9821abd0ffdbc09cd8c52eaa574fa09eb08f2</meta:generator>
    <meta:creation-date>2009-10-13T17:17:32.19</meta:creation-date>
    <dc:date>2014-09-04T19:32:42.86</dc:date>
    <meta:document-statistic meta:table-count="0" meta:image-count="1" meta:object-count="0" meta:page-count="26" meta:paragraph-count="940" meta:word-count="8700" meta:character-count="62958" meta:non-whitespace-character-count="5428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